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379cm"/>
    </style:style>
    <style:style style:name="co19" style:family="table-column">
      <style:table-column-properties fo:break-before="auto" style:column-width="2.12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401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764cm"/>
    </style:style>
    <style:style style:name="co28" style:family="table-column">
      <style:table-column-properties fo:break-before="auto" style:column-width="1.605cm"/>
    </style:style>
    <style:style style:name="co29" style:family="table-column">
      <style:table-column-properties fo:break-before="auto" style:column-width="1.152cm"/>
    </style:style>
    <style:style style:name="co30" style:family="table-column">
      <style:table-column-properties fo:break-before="auto" style:column-width="1.356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1.083cm"/>
    </style:style>
    <style:style style:name="co34" style:family="table-column">
      <style:table-column-properties fo:break-before="auto" style:column-width="1.787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788cm"/>
    </style:style>
    <style:style style:name="co37" style:family="table-column">
      <style:table-column-properties fo:break-before="auto" style:column-width="2.24cm"/>
    </style:style>
    <style:style style:name="co38" style:family="table-column">
      <style:table-column-properties fo:break-before="auto" style:column-width="0.561cm"/>
    </style:style>
    <style:style style:name="co39" style:family="table-column">
      <style:table-column-properties fo:break-before="auto" style:column-width="0.538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0.811cm"/>
    </style:style>
    <style:style style:name="co42" style:family="table-column">
      <style:table-column-properties fo:break-before="auto" style:column-width="1.039cm"/>
    </style:style>
    <style:style style:name="co43" style:family="table-column">
      <style:table-column-properties fo:break-before="auto" style:column-width="1.06cm"/>
    </style:style>
    <style:style style:name="co44" style:family="table-column">
      <style:table-column-properties fo:break-before="auto" style:column-width="2.332cm"/>
    </style:style>
    <style:style style:name="co45" style:family="table-column">
      <style:table-column-properties fo:break-before="auto" style:column-width="1.492cm"/>
    </style:style>
    <style:style style:name="co46" style:family="table-column">
      <style:table-column-properties fo:break-before="auto" style:column-width="0.766cm"/>
    </style:style>
    <style:style style:name="co47" style:family="table-column">
      <style:table-column-properties fo:break-before="auto" style:column-width="2.378cm"/>
    </style:style>
    <style:style style:name="co48" style:family="table-column">
      <style:table-column-properties fo:break-before="auto" style:column-width="2.286cm"/>
    </style:style>
    <style:style style:name="co49" style:family="table-column">
      <style:table-column-properties fo:break-before="auto" style:column-width="2.626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1.311cm"/>
    </style:style>
    <style:style style:name="co52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OUTPUT.U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4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Girone</text:p>
            <text:p>/</text:p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 table:formula="of:=ROW()" office:value-type="float" office:value="3" calcext:value-type="float">
            <text:p>3</text:p>
          </table:table-cell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 table:formula="of:=ROW()" office:value-type="float" office:value="4" calcext:value-type="float">
            <text:p>4</text:p>
          </table:table-cell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 table:formula="of:=ROW()" office:value-type="float" office:value="5" calcext:value-type="float">
            <text:p>5</text:p>
          </table:table-cell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 table:formula="of:=ROW()" office:value-type="float" office:value="6" calcext:value-type="float">
            <text:p>6</text:p>
          </table:table-cell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 table:formula="of:=ROW()" office:value-type="float" office:value="7" calcext:value-type="float">
            <text:p>7</text:p>
          </table:table-cell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 table:formula="of:=ROW()" office:value-type="float" office:value="8" calcext:value-type="float">
            <text:p>8</text:p>
          </table:table-cell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 table:formula="of:=ROW()" office:value-type="float" office:value="9" calcext:value-type="float">
            <text:p>9</text:p>
          </table:table-cell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 table:formula="of:=ROW()" office:value-type="float" office:value="10" calcext:value-type="float">
            <text:p>10</text:p>
          </table:table-cell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 table:formula="of:=ROW()" office:value-type="float" office:value="11" calcext:value-type="float">
            <text:p>11</text:p>
          </table:table-cell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 table:formula="of:=ROW()" office:value-type="float" office:value="12" calcext:value-type="float">
            <text:p>12</text:p>
          </table:table-cell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 table:formula="of:=ROW()" office:value-type="float" office:value="13" calcext:value-type="float">
            <text:p>13</text:p>
          </table:table-cell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 table:formula="of:=ROW()" office:value-type="float" office:value="14" calcext:value-type="float">
            <text:p>14</text:p>
          </table:table-cell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 table:formula="of:=ROW()" office:value-type="float" office:value="15" calcext:value-type="float">
            <text:p>15</text:p>
          </table:table-cell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 table:formula="of:=ROW()" office:value-type="float" office:value="16" calcext:value-type="float">
            <text:p>16</text:p>
          </table:table-cell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 table:formula="of:=ROW()" office:value-type="float" office:value="17" calcext:value-type="float">
            <text:p>17</text:p>
          </table:table-cell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 table:formula="of:=ROW()" office:value-type="float" office:value="18" calcext:value-type="float">
            <text:p>18</text:p>
          </table:table-cell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 table:formula="of:=ROW()" office:value-type="float" office:value="19" calcext:value-type="float">
            <text:p>19</text:p>
          </table:table-cell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86" calcext:value-type="float">
            <text:p>86</text:p>
          </table:table-cell>
          <table:table-cell table:style-name="ce299" office:value-type="float" office:value="97" calcext:value-type="float">
            <text:p>9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 table:formula="of:=ROW()" office:value-type="float" office:value="20" calcext:value-type="float">
            <text:p>20</text:p>
          </table:table-cell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61" calcext:value-type="float">
            <text:p>61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 table:formula="of:=ROW()" office:value-type="float" office:value="21" calcext:value-type="float">
            <text:p>21</text:p>
          </table:table-cell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55" calcext:value-type="float">
            <text:p>5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 table:formula="of:=ROW()" office:value-type="float" office:value="22" calcext:value-type="float">
            <text:p>22</text:p>
          </table:table-cell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28" calcext:value-type="float">
            <text:p>28</text:p>
          </table:table-cell>
          <table:table-cell table:style-name="ce299" office:value-type="float" office:value="93" calcext:value-type="float">
            <text:p>9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 table:formula="of:=ROW()" office:value-type="float" office:value="23" calcext:value-type="float">
            <text:p>23</text:p>
          </table:table-cell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 table:formula="of:=ROW()" office:value-type="float" office:value="24" calcext:value-type="float">
            <text:p>24</text:p>
          </table:table-cell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 table:formula="of:=ROW()" office:value-type="float" office:value="25" calcext:value-type="float">
            <text:p>25</text:p>
          </table:table-cell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49" calcext:value-type="float">
            <text:p>49</text:p>
          </table:table-cell>
          <table:table-cell table:style-name="ce299" office:value-type="float" office:value="88" calcext:value-type="float">
            <text:p>88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 table:formula="of:=ROW()" office:value-type="float" office:value="26" calcext:value-type="float">
            <text:p>26</text:p>
          </table:table-cell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69" calcext:value-type="float">
            <text:p>6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 table:formula="of:=ROW()" office:value-type="float" office:value="27" calcext:value-type="float">
            <text:p>27</text:p>
          </table:table-cell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 table:formula="of:=ROW()" office:value-type="float" office:value="28" calcext:value-type="float">
            <text:p>28</text:p>
          </table:table-cell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 table:formula="of:=ROW()" office:value-type="float" office:value="29" calcext:value-type="float">
            <text:p>29</text:p>
          </table:table-cell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 table:formula="of:=ROW()" office:value-type="float" office:value="30" calcext:value-type="float">
            <text:p>30</text:p>
          </table:table-cell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 table:formula="of:=ROW()" office:value-type="float" office:value="31" calcext:value-type="float">
            <text:p>31</text:p>
          </table:table-cell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 table:formula="of:=ROW()" office:value-type="float" office:value="32" calcext:value-type="float">
            <text:p>32</text:p>
          </table:table-cell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24" calcext:value-type="float">
            <text:p>2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 table:formula="of:=ROW()" office:value-type="float" office:value="33" calcext:value-type="float">
            <text:p>33</text:p>
          </table:table-cell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48" calcext:value-type="float">
            <text:p>48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 table:formula="of:=ROW()" office:value-type="float" office:value="34" calcext:value-type="float">
            <text:p>34</text:p>
          </table:table-cell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75" calcext:value-type="float">
            <text:p>7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/>
          <table:table-cell table:formula="of:=ROW()" office:value-type="float" office:value="35" calcext:value-type="float">
            <text:p>35</text:p>
          </table:table-cell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2"/>
          <table:table-cell table:formula="of:=ROW()" office:value-type="float" office:value="36" calcext:value-type="float">
            <text:p>36</text:p>
          </table:table-cell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41" calcext:value-type="float">
            <text:p>41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2"/>
          <table:table-cell table:formula="of:=ROW()" office:value-type="float" office:value="37" calcext:value-type="float">
            <text:p>37</text:p>
          </table:table-cell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64" calcext:value-type="float">
            <text:p>6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2"/>
          <table:table-cell table:formula="of:=ROW()" office:value-type="float" office:value="38" calcext:value-type="float">
            <text:p>38</text:p>
          </table:table-cell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74" calcext:value-type="float">
            <text:p>7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2"/>
          <table:table-cell table:formula="of:=ROW()" office:value-type="float" office:value="39" calcext:value-type="float">
            <text:p>39</text:p>
          </table:table-cell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0"/>
          <table:table-cell table:formula="of:=ROW()" office:value-type="float" office:value="40" calcext:value-type="float">
            <text:p>40</text:p>
          </table:table-cell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0"/>
          <table:table-cell table:formula="of:=ROW()" office:value-type="float" office:value="41" calcext:value-type="float">
            <text:p>41</text:p>
          </table:table-cell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0"/>
          <table:table-cell table:formula="of:=ROW()" office:value-type="float" office:value="42" calcext:value-type="float">
            <text:p>42</text:p>
          </table:table-cell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0"/>
          <table:table-cell table:formula="of:=ROW()" office:value-type="float" office:value="43" calcext:value-type="float">
            <text:p>43</text:p>
          </table:table-cell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42" calcext:value-type="float">
            <text:p>42</text:p>
          </table:table-cell>
          <table:table-cell table:style-name="ce299" office:value-type="float" office:value="82" calcext:value-type="float">
            <text:p>8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0"/>
          <table:table-cell table:formula="of:=ROW()" office:value-type="float" office:value="44" calcext:value-type="float">
            <text:p>44</text:p>
          </table:table-cell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24" calcext:value-type="float">
            <text:p>24</text:p>
          </table:table-cell>
          <table:table-cell table:style-name="ce299" office:value-type="float" office:value="23" calcext:value-type="float">
            <text:p>2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0"/>
          <table:table-cell table:formula="of:=ROW()" office:value-type="float" office:value="45" calcext:value-type="float">
            <text:p>45</text:p>
          </table:table-cell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32" calcext:value-type="float">
            <text:p>3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0"/>
          <table:table-cell table:formula="of:=ROW()" office:value-type="float" office:value="46" calcext:value-type="float">
            <text:p>46</text:p>
          </table:table-cell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86" calcext:value-type="float">
            <text:p>86</text:p>
          </table:table-cell>
          <table:table-cell table:style-name="ce299" office:value-type="float" office:value="73" calcext:value-type="float">
            <text:p>7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0"/>
          <table:table-cell table:formula="of:=ROW()" office:value-type="float" office:value="47" calcext:value-type="float">
            <text:p>47</text:p>
          </table:table-cell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0"/>
          <table:table-cell table:formula="of:=ROW()" office:value-type="float" office:value="48" calcext:value-type="float">
            <text:p>48</text:p>
          </table:table-cell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94" calcext:value-type="float">
            <text:p>94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0"/>
          <table:table-cell table:formula="of:=ROW()" office:value-type="float" office:value="49" calcext:value-type="float">
            <text:p>49</text:p>
          </table:table-cell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58" calcext:value-type="float">
            <text:p>5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0"/>
          <table:table-cell table:formula="of:=ROW()" office:value-type="float" office:value="50" calcext:value-type="float">
            <text:p>50</text:p>
          </table:table-cell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81" calcext:value-type="float">
            <text:p>81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PUT.H3:A_INPUT.H34 A_INPUT.O3:A_INPUT.P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324"/>
        <table:table-column table:style-name="co8" table:default-cell-style-name="ce324"/>
        <table:table-column table:style-name="co5" table:number-columns-repeated="2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6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 table:number-columns-repeated="20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6" office:value-type="string" calcext:value-type="string">
            <text:p>Tipo</text:p>
            <text:p>Gara</text:p>
          </table:table-cell>
          <table:table-cell table:style-name="ce66" office:value-type="string" calcext:value-type="string">
            <text:p>Girone</text:p>
            <text:p>/</text:p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269" office:value-type="string" calcext:value-type="string">
            <text:p>Punti</text:p>
            <text:p>Gara</text:p>
            <text:p>Fatti</text:p>
            <text:p>Tot.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269" office:value-type="string" calcext:value-type="string">
            <text:p>Diff.</text:p>
            <text:p>Punti</text:p>
            <text:p>Gara</text:p>
            <text:p>Tot.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39" office:value-type="string" calcext:value-type="string">
            <text:p>Coefficiente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Q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328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338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40" table:formula="of:=[.AG3]+(500+[.AN3]+[.AO3]+[.AP3])*10^-3+([.AK3]+[.AL3]+[.AM3])*10^-6+(500+[.AJ3])*10^-9+[.AH3]*10^-12" office:value-type="float" office:value="6.500000648244" calcext:value-type="float">
            <text:p>6,500000648244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Q4])&amp;[.Z4]" office:value-type="string" office:string-value="2A" calcext:value-type="string">
            <text:p>2A</text:p>
          </table:table-cell>
          <table:table-cell table:style-name="ce114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329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339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41" table:formula="of:=[.AG4]+(500+[.AN4]+[.AO4]+[.AP4])*10^-3+([.AK4]+[.AL4]+[.AM4])*10^-6+(500+[.AJ4])*10^-9+[.AH4]*10^-12" office:value-type="float" office:value="5.500000576199" calcext:value-type="float">
            <text:p>5,500000576199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Q5])&amp;[.Z5]" office:value-type="string" office:string-value="3A" calcext:value-type="string">
            <text:p>3A</text:p>
          </table:table-cell>
          <table:table-cell table:style-name="ce114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329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339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41" table:formula="of:=[.AG5]+(500+[.AN5]+[.AO5]+[.AP5])*10^-3+([.AK5]+[.AL5]+[.AM5])*10^-6+(500+[.AJ5])*10^-9+[.AH5]*10^-12" office:value-type="float" office:value="4.500000400131" calcext:value-type="float">
            <text:p>4,500000400131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Q6])&amp;[.Z6]" office:value-type="string" office:string-value="4A" calcext:value-type="string">
            <text:p>4A</text:p>
          </table:table-cell>
          <table:table-cell table:style-name="ce114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329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339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41" table:formula="of:=[.AG6]+(500+[.AN6]+[.AO6]+[.AP6])*10^-3+([.AK6]+[.AL6]+[.AM6])*10^-6+(500+[.AJ6])*10^-9+[.AH6]*10^-12" office:value-type="float" office:value="3.500000376094" calcext:value-type="float">
            <text:p>3,500000376094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Q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01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11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42" table:formula="of:=[.AG7]+(500+[.AN7]+[.AO7]+[.AP7])*10^-3+([.AK7]+[.AL7]+[.AM7])*10^-6+(500+[.AJ7])*10^-9+[.AH7]*10^-12" office:value-type="float" office:value="5.516067507199" calcext:value-type="float">
            <text:p>5,51606750719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Q8])&amp;[.Z8]" office:value-type="string" office:string-value="2B" calcext:value-type="string">
            <text:p>2B</text:p>
          </table:table-cell>
          <table:table-cell table:style-name="ce114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329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339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43" table:formula="of:=[.AG8]+(500+[.AN8]+[.AO8]+[.AP8])*10^-3+([.AK8]+[.AL8]+[.AM8])*10^-6+(500+[.AJ8])*10^-9+[.AH8]*10^-12" office:value-type="float" office:value="5.484051532216" calcext:value-type="float">
            <text:p>5,484051532216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Q9])&amp;[.Z9]" office:value-type="string" office:string-value="3B" calcext:value-type="string">
            <text:p>3B</text:p>
          </table:table-cell>
          <table:table-cell table:style-name="ce114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329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339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43" table:formula="of:=[.AG9]+(500+[.AN9]+[.AO9]+[.AP9])*10^-3+([.AK9]+[.AL9]+[.AM9])*10^-6+(500+[.AJ9])*10^-9+[.AH9]*10^-12" office:value-type="float" office:value="4.518062484181" calcext:value-type="float">
            <text:p>4,518062484181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Q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02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12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44" table:formula="of:=[.AG10]+(500+[.AN10]+[.AO10]+[.AP10])*10^-3+([.AK10]+[.AL10]+[.AM10])*10^-6+(500+[.AJ10])*10^-9+[.AH10]*10^-12" office:value-type="float" office:value="4.482044477183" calcext:value-type="float">
            <text:p>4,482044477183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Q11])&amp;[.Z11]" office:value-type="string" office:string-value="1C" calcext:value-type="string">
            <text:p>1C</text:p>
          </table:table-cell>
          <table:table-cell table:style-name="ce114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329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339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41" table:formula="of:=[.AG11]+(500+[.AN11]+[.AO11]+[.AP11])*10^-3+([.AK11]+[.AL11]+[.AM11])*10^-6+(500+[.AJ11])*10^-9+[.AH11]*10^-12" office:value-type="float" office:value="5.520166535223" calcext:value-type="float">
            <text:p>5,520166535223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Q12])&amp;[.Z12]" office:value-type="string" office:string-value="2C" calcext:value-type="string">
            <text:p>2C</text:p>
          </table:table-cell>
          <table:table-cell table:style-name="ce114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329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339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41" table:formula="of:=[.AG12]+(500+[.AN12]+[.AO12]+[.AP12])*10^-3+([.AK12]+[.AL12]+[.AM12])*10^-6+(500+[.AJ12])*10^-9+[.AH12]*10^-12" office:value-type="float" office:value="5.500149526209" calcext:value-type="float">
            <text:p>5,500149526209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Q13])&amp;[.Z13]" office:value-type="string" office:string-value="3C" calcext:value-type="string">
            <text:p>3C</text:p>
          </table:table-cell>
          <table:table-cell table:style-name="ce114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329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339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41" table:formula="of:=[.AG13]+(500+[.AN13]+[.AO13]+[.AP13])*10^-3+([.AK13]+[.AL13]+[.AM13])*10^-6+(500+[.AJ13])*10^-9+[.AH13]*10^-12" office:value-type="float" office:value="5.48014455124" calcext:value-type="float">
            <text:p>5,480144551240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Q14])&amp;[.Z14]" office:value-type="string" office:string-value="4C" calcext:value-type="string">
            <text:p>4C</text:p>
          </table:table-cell>
          <table:table-cell table:style-name="ce114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329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339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41" table:formula="of:=[.AG14]+(500+[.AN14]+[.AO14]+[.AP14])*10^-3+([.AK14]+[.AL14]+[.AM14])*10^-6+(500+[.AJ14])*10^-9+[.AH14]*10^-12" office:value-type="float" office:value="3.500000388101" calcext:value-type="float">
            <text:p>3,500000388101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Q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0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11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45" table:formula="of:=[.AG15]+(500+[.AN15]+[.AO15]+[.AP15])*10^-3+([.AK15]+[.AL15]+[.AM15])*10^-6+(500+[.AJ15])*10^-9+[.AH15]*10^-12" office:value-type="float" office:value="5.500125510179" calcext:value-type="float">
            <text:p>5,500125510179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Q16])&amp;[.Z16]" office:value-type="string" office:string-value="2D" calcext:value-type="string">
            <text:p>2D</text:p>
          </table:table-cell>
          <table:table-cell table:style-name="ce114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329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339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41" table:formula="of:=[.AG16]+(500+[.AN16]+[.AO16]+[.AP16])*10^-3+([.AK16]+[.AL16]+[.AM16])*10^-6+(500+[.AJ16])*10^-9+[.AH16]*10^-12" office:value-type="float" office:value="5.500111526194" calcext:value-type="float">
            <text:p>5,500111526194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Q17])&amp;[.Z17]" office:value-type="string" office:string-value="3D" calcext:value-type="string">
            <text:p>3D</text:p>
          </table:table-cell>
          <table:table-cell table:style-name="ce114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329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339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41" table:formula="of:=[.AG17]+(500+[.AN17]+[.AO17]+[.AP17])*10^-3+([.AK17]+[.AL17]+[.AM17])*10^-6+(500+[.AJ17])*10^-9+[.AH17]*10^-12" office:value-type="float" office:value="5.500054520126" calcext:value-type="float">
            <text:p>5,500054520126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Q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0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12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46" table:formula="of:=[.AG18]+(500+[.AN18]+[.AO18]+[.AP18])*10^-3+([.AK18]+[.AL18]+[.AM18])*10^-6+(500+[.AJ18])*10^-9+[.AH18]*10^-12" office:value-type="float" office:value="3.500000444153" calcext:value-type="float">
            <text:p>3,500000444153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Q19])&amp;[.Z19]" office:value-type="string" office:string-value="3E" calcext:value-type="string">
            <text:p>3E</text:p>
          </table:table-cell>
          <table:table-cell table:style-name="ce114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1" calcext:value-type="float">
            <text:p>1</text:p>
          </table:table-cell>
          <table:table-cell table:style-name="ce329" table:formula="of:=SUMIF(B_SQUADRA_A_GIRONI;[.AB19];B_PERSE_SQUADRA_A_GIRONI)+SUMIF(B_SQUADRA_B_GIRONI;[.AB19];B_PERSE_SQUADRA_B_GIRONI)" office:value-type="float" office:value="2" calcext:value-type="float">
            <text:p>2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4" calcext:value-type="float">
            <text:p>4</text:p>
          </table:table-cell>
          <table:table-cell table:style-name="ce329" table:formula="of:=SUMIF(B_SQUADRA_A_GIRONI;[.AB19];B_PUNTI_FATTI_SQUADRA_A_GIRONI)+SUMIF(B_SQUADRA_B_GIRONI;[.AB19];B_PUNTI_FATTI_SQUADRA_B_GIRONI)" office:value-type="float" office:value="148" calcext:value-type="float">
            <text:p>148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79" calcext:value-type="float">
            <text:p>179</text:p>
          </table:table-cell>
          <table:table-cell table:style-name="ce339" table:formula="of:=SUMIF(B_SQUADRA_A_GIRONI;[.AB19];B_DIFF_CANESTRI_SQUADRA_A_GIRONI)+SUMIF(B_SQUADRA_B_GIRONI;[.AB19];B_DIFF_CANESTRI_SQUADRA_B_GIRONI)" office:value-type="float" office:value="-31" calcext:value-type="float">
            <text:p>-31</text:p>
          </table:table-cell>
          <table:table-cell table:style-name="ce329" table:formula="of:=IF([.AG19]=[.AG20];INDIRECT(&quot;O&quot;&amp;3+6*(FIND([.Z19];&quot;ABCDEFGH&quot;)-1));0)" office:value-type="float" office:value="86" calcext:value-type="float">
            <text:p>86</text:p>
          </table:table-cell>
          <table:table-cell table:style-name="ce336" table:formula="of:=IF([.AG19]=[.AG21];INDIRECT(&quot;O&quot;&amp;4+6*(FIND([.Z19];&quot;ABCDEFGH&quot;)-1));0)" office:value-type="float" office:value="0" calcext:value-type="float">
            <text:p>0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39" table:formula="of:=IF([.AG19]=[.AG20];INDIRECT(&quot;Q&quot;&amp;3+6*(FIND([.Z19];&quot;ABCDEFGH&quot;)-1));0)" office:value-type="float" office:value="-11" calcext:value-type="float">
            <text:p>-11</text:p>
          </table:table-cell>
          <table:table-cell table:style-name="ce339" table:formula="of:=IF([.AG19]=[.AG21];INDIRECT(&quot;Q&quot;&amp;4+6*(FIND([.Z19];&quot;ABCDEFGH&quot;)-1));0)" office:value-type="float" office:value="0" calcext:value-type="float">
            <text:p>+0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41" table:formula="of:=[.AG19]+(500+[.AN19]+[.AO19]+[.AP19])*10^-3+([.AK19]+[.AL19]+[.AM19])*10^-6+(500+[.AJ19])*10^-9+[.AH19]*10^-12" office:value-type="float" office:value="4.489086469148" calcext:value-type="float">
            <text:p>4,489086469148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Q20])&amp;[.Z20]" office:value-type="string" office:string-value="2E" calcext:value-type="string">
            <text:p>2E</text:p>
          </table:table-cell>
          <table:table-cell table:style-name="ce114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0" calcext:value-type="float">
            <text:p>0</text:p>
          </table:table-cell>
          <table:table-cell table:style-name="ce329" table:formula="of:=SUMIF(B_SQUADRA_A_GIRONI;[.AB20];B_FORFAIT_SQUADRA_A_GIRONI)+SUMIF(B_SQUADRA_B_GIRONI;[.AB20];B_FORFAIT_SQUADRA_B_GIRONI)" office:value-type="float" office:value="1" calcext:value-type="float">
            <text:p>1</text:p>
          </table:table-cell>
          <table:table-cell table:style-name="ce107" table:formula="of:=2*[.AD20]+1*[.AE20]+0*[.AF20]" office:value-type="float" office:value="4" calcext:value-type="float">
            <text:p>4</text:p>
          </table:table-cell>
          <table:table-cell table:style-name="ce329" table:formula="of:=SUMIF(B_SQUADRA_A_GIRONI;[.AB20];B_PUNTI_FATTI_SQUADRA_A_GIRONI)+SUMIF(B_SQUADRA_B_GIRONI;[.AB20];B_PUNTI_FATTI_SQUADRA_B_GIRONI)" office:value-type="float" office:value="163" calcext:value-type="float">
            <text:p>163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55" calcext:value-type="float">
            <text:p>155</text:p>
          </table:table-cell>
          <table:table-cell table:style-name="ce339" table:formula="of:=SUMIF(B_SQUADRA_A_GIRONI;[.AB20];B_DIFF_CANESTRI_SQUADRA_A_GIRONI)+SUMIF(B_SQUADRA_B_GIRONI;[.AB20];B_DIFF_CANESTRI_SQUADRA_B_GIRONI)" office:value-type="float" office:value="8" calcext:value-type="float">
            <text:p>+8</text:p>
          </table:table-cell>
          <table:table-cell table:style-name="ce329" table:formula="of:=IF([.AG20]=[.AG21];INDIRECT(&quot;O&quot;&amp;6+6*(FIND([.Z20];&quot;ABCDEFGH&quot;)-1));0)" office:value-type="float" office:value="0" calcext:value-type="float">
            <text:p>0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97" calcext:value-type="float">
            <text:p>97</text:p>
          </table:table-cell>
          <table:table-cell table:style-name="ce339" table:formula="of:=IF([.AG20]=[.AG21];INDIRECT(&quot;Q&quot;&amp;6+6*(FIND([.Z20];&quot;ABCDEFGH&quot;)-1));0)" office:value-type="float" office:value="0" calcext:value-type="float">
            <text:p>+0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11" calcext:value-type="float">
            <text:p>+11</text:p>
          </table:table-cell>
          <table:table-cell table:style-name="ce141" table:formula="of:=[.AG20]+(500+[.AN20]+[.AO20]+[.AP20])*10^-3+([.AK20]+[.AL20]+[.AM20])*10^-6+(500+[.AJ20])*10^-9+[.AH20]*10^-12" office:value-type="float" office:value="4.511097508163" calcext:value-type="float">
            <text:p>4,511097508163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Q21])&amp;[.Z21]" office:value-type="string" office:string-value="4E" calcext:value-type="string">
            <text:p>4E</text:p>
          </table:table-cell>
          <table:table-cell table:style-name="ce114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0" calcext:value-type="float">
            <text:p>0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2" calcext:value-type="float">
            <text:p>2</text:p>
          </table:table-cell>
          <table:table-cell table:style-name="ce107" table:formula="of:=2*[.AD21]+1*[.AE21]+0*[.AF21]" office:value-type="float" office:value="1" calcext:value-type="float">
            <text:p>1</text:p>
          </table:table-cell>
          <table:table-cell table:style-name="ce329" table:formula="of:=SUMIF(B_SQUADRA_A_GIRONI;[.AB21];B_PUNTI_FATTI_SQUADRA_A_GIRONI)+SUMIF(B_SQUADRA_B_GIRONI;[.AB21];B_PUNTI_FATTI_SQUADRA_B_GIRONI)" office:value-type="float" office:value="49" calcext:value-type="float">
            <text:p>49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6" calcext:value-type="float">
            <text:p>106</text:p>
          </table:table-cell>
          <table:table-cell table:style-name="ce339" table:formula="of:=SUMIF(B_SQUADRA_A_GIRONI;[.AB21];B_DIFF_CANESTRI_SQUADRA_A_GIRONI)+SUMIF(B_SQUADRA_B_GIRONI;[.AB21];B_DIFF_CANESTRI_SQUADRA_B_GIRONI)" office:value-type="float" office:value="-57" calcext:value-type="float">
            <text:p>-57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0" calcext:value-type="float">
            <text:p>0</text:p>
          </table:table-cell>
          <table:table-cell table:style-name="ce329" table:formula="of:=IF([.AG21]=[.AG20];INDIRECT(&quot;U&quot;&amp;6+6*(FIND([.Z21];&quot;ABCDEFGH&quot;)-1));0)" office:value-type="float" office:value="0" calcext:value-type="float">
            <text:p>0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0" calcext:value-type="float">
            <text:p>+0</text:p>
          </table:table-cell>
          <table:table-cell table:style-name="ce339" table:formula="of:=IF([.AG21]=[.AG20];INDIRECT(&quot;W&quot;&amp;6+6*(FIND([.Z21];&quot;ABCDEFGH&quot;)-1));0)" office:value-type="float" office:value="0" calcext:value-type="float">
            <text:p>+0</text:p>
          </table:table-cell>
          <table:table-cell table:style-name="ce141" table:formula="of:=[.AG21]+(500+[.AN21]+[.AO21]+[.AP21])*10^-3+([.AK21]+[.AL21]+[.AM21])*10^-6+(500+[.AJ21])*10^-9+[.AH21]*10^-12" office:value-type="float" office:value="1.500000443049" calcext:value-type="float">
            <text:p>1,500000443049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Q22])&amp;[.Z22]" office:value-type="string" office:string-value="1E" calcext:value-type="string">
            <text:p>1E</text:p>
          </table:table-cell>
          <table:table-cell table:style-name="ce114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3" calcext:value-type="float">
            <text:p>3</text:p>
          </table:table-cell>
          <table:table-cell table:style-name="ce329" table:formula="of:=SUMIF(B_SQUADRA_A_GIRONI;[.AB22];B_PERSE_SQUADRA_A_GIRONI)+SUMIF(B_SQUADRA_B_GIRONI;[.AB22];B_PERSE_SQUADRA_B_GIRONI)" office:value-type="float" office:value="0" calcext:value-type="float">
            <text:p>0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6" calcext:value-type="float">
            <text:p>6</text:p>
          </table:table-cell>
          <table:table-cell table:style-name="ce329" table:formula="of:=SUMIF(B_SQUADRA_A_GIRONI;[.AB22];B_PUNTI_FATTI_SQUADRA_A_GIRONI)+SUMIF(B_SQUADRA_B_GIRONI;[.AB22];B_PUNTI_FATTI_SQUADRA_B_GIRONI)" office:value-type="float" office:value="122" calcext:value-type="float">
            <text:p>122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42" calcext:value-type="float">
            <text:p>42</text:p>
          </table:table-cell>
          <table:table-cell table:style-name="ce339" table:formula="of:=SUMIF(B_SQUADRA_A_GIRONI;[.AB22];B_DIFF_CANESTRI_SQUADRA_A_GIRONI)+SUMIF(B_SQUADRA_B_GIRONI;[.AB22];B_DIFF_CANESTRI_SQUADRA_B_GIRONI)" office:value-type="float" office:value="80" calcext:value-type="float">
            <text:p>+80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41" table:formula="of:=[.AG22]+(500+[.AN22]+[.AO22]+[.AP22])*10^-3+([.AK22]+[.AL22]+[.AM22])*10^-6+(500+[.AJ22])*10^-9+[.AH22]*10^-12" office:value-type="float" office:value="6.500000580122" calcext:value-type="float">
            <text:p>6,500000580122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Q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3" calcext:value-type="float">
            <text:p>3</text:p>
          </table:table-cell>
          <table:table-cell table:style-name="ce101" table:formula="of:=SUMIF(B_SQUADRA_A_GIRONI;[.AB23];B_PERSE_SQUADRA_A_GIRONI)+SUMIF(B_SQUADRA_B_GIRONI;[.AB23];B_PERSE_SQUADRA_B_GIRONI)" office:value-type="float" office:value="0" calcext:value-type="float">
            <text:p>0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6" calcext:value-type="float">
            <text:p>6</text:p>
          </table:table-cell>
          <table:table-cell table:style-name="ce101" table:formula="of:=SUMIF(B_SQUADRA_A_GIRONI;[.AB23];B_PUNTI_FATTI_SQUADRA_A_GIRONI)+SUMIF(B_SQUADRA_B_GIRONI;[.AB23];B_PUNTI_FATTI_SQUADRA_B_GIRONI)" office:value-type="float" office:value="149" calcext:value-type="float">
            <text:p>149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88" calcext:value-type="float">
            <text:p>88</text:p>
          </table:table-cell>
          <table:table-cell table:style-name="ce111" table:formula="of:=SUMIF(B_SQUADRA_A_GIRONI;[.AB23];B_DIFF_CANESTRI_SQUADRA_A_GIRONI)+SUMIF(B_SQUADRA_B_GIRONI;[.AB23];B_DIFF_CANESTRI_SQUADRA_B_GIRONI)" office:value-type="float" office:value="61" calcext:value-type="float">
            <text:p>+61</text:p>
          </table:table-cell>
          <table:table-cell table:style-name="ce101" table:formula="of:=IF([.AG23]=[.AG24];INDIRECT(&quot;O&quot;&amp;3+6*(FIND([.Z23];&quot;ABCDEFGH&quot;)-1));0)" office:value-type="float" office:value="0" calcext:value-type="float">
            <text:p>0</text:p>
          </table:table-cell>
          <table:table-cell table:style-name="ce113" table:formula="of:=IF([.AG23]=[.AG25];INDIRECT(&quot;O&quot;&amp;4+6*(FIND([.Z23];&quot;ABCDEFGH&quot;)-1));0)" office:value-type="float" office:value="0" calcext:value-type="float">
            <text:p>0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11" table:formula="of:=IF([.AG23]=[.AG24];INDIRECT(&quot;Q&quot;&amp;3+6*(FIND([.Z23];&quot;ABCDEFGH&quot;)-1));0)" office:value-type="float" office:value="0" calcext:value-type="float">
            <text:p>+0</text:p>
          </table:table-cell>
          <table:table-cell table:style-name="ce111" table:formula="of:=IF([.AG23]=[.AG25];INDIRECT(&quot;Q&quot;&amp;4+6*(FIND([.Z23];&quot;ABCDEFGH&quot;)-1));0)" office:value-type="float" office:value="0" calcext:value-type="float">
            <text:p>+0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45" table:formula="of:=[.AG23]+(500+[.AN23]+[.AO23]+[.AP23])*10^-3+([.AK23]+[.AL23]+[.AM23])*10^-6+(500+[.AJ23])*10^-9+[.AH23]*10^-12" office:value-type="float" office:value="6.500000561149" calcext:value-type="float">
            <text:p>6,500000561149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Q24])&amp;[.Z24]" office:value-type="string" office:string-value="2F" calcext:value-type="string">
            <text:p>2F</text:p>
          </table:table-cell>
          <table:table-cell table:style-name="ce114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329" table:formula="of:=SUMIF(B_SQUADRA_A_GIRONI;[.AB24];B_PUNTI_FATTI_SQUADRA_A_GIRONI)+SUMIF(B_SQUADRA_B_GIRONI;[.AB24];B_PUNTI_FATTI_SQUADRA_B_GIRONI)" office:value-type="float" office:value="176" calcext:value-type="float">
            <text:p>176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34" calcext:value-type="float">
            <text:p>134</text:p>
          </table:table-cell>
          <table:table-cell table:style-name="ce339" table:formula="of:=SUMIF(B_SQUADRA_A_GIRONI;[.AB24];B_DIFF_CANESTRI_SQUADRA_A_GIRONI)+SUMIF(B_SQUADRA_B_GIRONI;[.AB24];B_DIFF_CANESTRI_SQUADRA_B_GIRONI)" office:value-type="float" office:value="42" calcext:value-type="float">
            <text:p>+42</text:p>
          </table:table-cell>
          <table:table-cell table:style-name="ce329" table:formula="of:=IF([.AG24]=[.AG25];INDIRECT(&quot;O&quot;&amp;6+6*(FIND([.Z24];&quot;ABCDEFGH&quot;)-1));0)" office:value-type="float" office:value="0" calcext:value-type="float">
            <text:p>0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0" calcext:value-type="float">
            <text:p>0</text:p>
          </table:table-cell>
          <table:table-cell table:style-name="ce339" table:formula="of:=IF([.AG24]=[.AG25];INDIRECT(&quot;Q&quot;&amp;6+6*(FIND([.Z24];&quot;ABCDEFGH&quot;)-1));0)" office:value-type="float" office:value="0" calcext:value-type="float">
            <text:p>+0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0" calcext:value-type="float">
            <text:p>+0</text:p>
          </table:table-cell>
          <table:table-cell table:style-name="ce141" table:formula="of:=[.AG24]+(500+[.AN24]+[.AO24]+[.AP24])*10^-3+([.AK24]+[.AL24]+[.AM24])*10^-6+(500+[.AJ24])*10^-9+[.AH24]*10^-12" office:value-type="float" office:value="5.500000542176" calcext:value-type="float">
            <text:p>5,500000542176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Q25])&amp;[.Z25]" office:value-type="string" office:string-value="3F" calcext:value-type="string">
            <text:p>3F</text:p>
          </table:table-cell>
          <table:table-cell table:style-name="ce114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1" calcext:value-type="float">
            <text:p>1</text:p>
          </table:table-cell>
          <table:table-cell table:style-name="ce329" table:formula="of:=SUMIF(B_SQUADRA_A_GIRONI;[.AB25];B_PERSE_SQUADRA_A_GIRONI)+SUMIF(B_SQUADRA_B_GIRONI;[.AB25];B_PERSE_SQUADRA_B_GIRONI)" office:value-type="float" office:value="2" calcext:value-type="float">
            <text:p>2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4" calcext:value-type="float">
            <text:p>4</text:p>
          </table:table-cell>
          <table:table-cell table:style-name="ce329" table:formula="of:=SUMIF(B_SQUADRA_A_GIRONI;[.AB25];B_PUNTI_FATTI_SQUADRA_A_GIRONI)+SUMIF(B_SQUADRA_B_GIRONI;[.AB25];B_PUNTI_FATTI_SQUADRA_B_GIRONI)" office:value-type="float" office:value="134" calcext:value-type="float">
            <text:p>134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204" calcext:value-type="float">
            <text:p>204</text:p>
          </table:table-cell>
          <table:table-cell table:style-name="ce339" table:formula="of:=SUMIF(B_SQUADRA_A_GIRONI;[.AB25];B_DIFF_CANESTRI_SQUADRA_A_GIRONI)+SUMIF(B_SQUADRA_B_GIRONI;[.AB25];B_DIFF_CANESTRI_SQUADRA_B_GIRONI)" office:value-type="float" office:value="-70" calcext:value-type="float">
            <text:p>-70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0" calcext:value-type="float">
            <text:p>0</text:p>
          </table:table-cell>
          <table:table-cell table:style-name="ce329" table:formula="of:=IF([.AG25]=[.AG24];INDIRECT(&quot;U&quot;&amp;6+6*(FIND([.Z25];&quot;ABCDEFGH&quot;)-1));0)" office:value-type="float" office:value="0" calcext:value-type="float">
            <text:p>0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0" calcext:value-type="float">
            <text:p>+0</text:p>
          </table:table-cell>
          <table:table-cell table:style-name="ce339" table:formula="of:=IF([.AG25]=[.AG24];INDIRECT(&quot;W&quot;&amp;6+6*(FIND([.Z25];&quot;ABCDEFGH&quot;)-1));0)" office:value-type="float" office:value="0" calcext:value-type="float">
            <text:p>+0</text:p>
          </table:table-cell>
          <table:table-cell table:style-name="ce141" table:formula="of:=[.AG25]+(500+[.AN25]+[.AO25]+[.AP25])*10^-3+([.AK25]+[.AL25]+[.AM25])*10^-6+(500+[.AJ25])*10^-9+[.AH25]*10^-12" office:value-type="float" office:value="4.500000430134" calcext:value-type="float">
            <text:p>4,500000430134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Q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02" table:formula="of:=SUMIF(B_SQUADRA_A_GIRONI;[.AB26];B_PUNTI_FATTI_SQUADRA_A_GIRONI)+SUMIF(B_SQUADRA_B_GIRONI;[.AB26];B_PUNTI_FATTI_SQUADRA_B_GIRONI)" office:value-type="float" office:value="104" calcext:value-type="float">
            <text:p>104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37" calcext:value-type="float">
            <text:p>137</text:p>
          </table:table-cell>
          <table:table-cell table:style-name="ce112" table:formula="of:=SUMIF(B_SQUADRA_A_GIRONI;[.AB26];B_DIFF_CANESTRI_SQUADRA_A_GIRONI)+SUMIF(B_SQUADRA_B_GIRONI;[.AB26];B_DIFF_CANESTRI_SQUADRA_B_GIRONI)" office:value-type="float" office:value="-33" calcext:value-type="float">
            <text:p>-3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46" table:formula="of:=[.AG26]+(500+[.AN26]+[.AO26]+[.AP26])*10^-3+([.AK26]+[.AL26]+[.AM26])*10^-6+(500+[.AJ26])*10^-9+[.AH26]*10^-12" office:value-type="float" office:value="3.500000467104" calcext:value-type="float">
            <text:p>3,500000467104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86" calcext:value-type="float">
            <text:p>86</text:p>
          </table:table-cell>
          <table:table-cell table:style-name="ce329" table:formula="of:=VLOOKUP([.A27];A_4_INPUT_DATE_E_RISULTATI_GIRONI;7;0)" office:value-type="float" office:value="97" calcext:value-type="float">
            <text:p>97</text:p>
          </table:table-cell>
          <table:table-cell table:style-name="ce332" table:formula="of:=IF([.H27]&gt;[.I27];[.F27];[.G27])" office:value-type="string" office:string-value="Bufali" calcext:value-type="string">
            <text:p>Bufali</text:p>
          </table:table-cell>
          <table:table-cell table:style-name="ce332" table:formula="of:=IF([.H27]&lt;[.I27];[.F27];[.G27])" office:value-type="string" office:string-value="Bisonti" calcext:value-type="string">
            <text:p>Bisonti</text:p>
          </table:table-cell>
          <table:table-cell table:style-name="ce329" table:formula="of:=1*([.H27]&gt;[.I27])" office:value-type="float" office:value="0" calcext:value-type="float">
            <text:p>0</text:p>
          </table:table-cell>
          <table:table-cell table:style-name="ce336" table:formula="of:=1*([.H27]&lt;[.I27])*NOT(AND([.H27]=0;[.I27]=20))" office:value-type="float" office:value="1" calcext:value-type="float">
            <text:p>1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86" calcext:value-type="float">
            <text:p>86</text:p>
          </table:table-cell>
          <table:table-cell table:style-name="ce329" table:formula="of:=[.I27]" office:value-type="float" office:value="97" calcext:value-type="float">
            <text:p>97</text:p>
          </table:table-cell>
          <table:table-cell table:style-name="ce339" table:formula="of:=[.O27]-[.P27]" office:value-type="float" office:value="-11" calcext:value-type="float">
            <text:p>-11</text:p>
          </table:table-cell>
          <table:table-cell table:style-name="ce329" table:formula="of:=1*([.I27]&gt;[.H27])" office:value-type="float" office:value="1" calcext:value-type="float">
            <text:p>1</text:p>
          </table:table-cell>
          <table:table-cell table:style-name="ce329" table:formula="of:=1*([.I27]&lt;[.H27])*NOT(AND([.H27]=20;[.I27]=0))" office:value-type="float" office:value="0" calcext:value-type="float">
            <text:p>0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97" calcext:value-type="float">
            <text:p>97</text:p>
          </table:table-cell>
          <table:table-cell table:style-name="ce329" table:formula="of:=[.H27]" office:value-type="float" office:value="86" calcext:value-type="float">
            <text:p>86</text:p>
          </table:table-cell>
          <table:table-cell table:style-name="ce342" table:formula="of:=[.U27]-[.V27]" office:value-type="float" office:value="11" calcext:value-type="float">
            <text:p>+11</text:p>
          </table:table-cell>
          <table:table-cell/>
          <table:table-cell table:style-name="ce346" table:formula="of:=COUNTIF(B_COEFF_GIRONE_G;&quot;&gt;=&quot;&amp;[.AQ27])&amp;[.Z27]" office:value-type="string" office:string-value="1G" calcext:value-type="string">
            <text:p>1G</text:p>
          </table:table-cell>
          <table:table-cell table:style-name="ce114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329" table:formula="of:=SUMIF(B_SQUADRA_A_GIRONI;[.AB27];B_PUNTI_FATTI_SQUADRA_A_GIRONI)+SUMIF(B_SQUADRA_B_GIRONI;[.AB27];B_PUNTI_FATTI_SQUADRA_B_GIRONI)" office:value-type="float" office:value="137" calcext:value-type="float">
            <text:p>137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122" calcext:value-type="float">
            <text:p>122</text:p>
          </table:table-cell>
          <table:table-cell table:style-name="ce339" table:formula="of:=SUMIF(B_SQUADRA_A_GIRONI;[.AB27];B_DIFF_CANESTRI_SQUADRA_A_GIRONI)+SUMIF(B_SQUADRA_B_GIRONI;[.AB27];B_DIFF_CANESTRI_SQUADRA_B_GIRONI)" office:value-type="float" office:value="15" calcext:value-type="float">
            <text:p>+15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41" table:formula="of:=[.AG27]+(500+[.AN27]+[.AO27]+[.AP27])*10^-3+([.AK27]+[.AL27]+[.AM27])*10^-6+(500+[.AJ27])*10^-9+[.AH27]*10^-12" office:value-type="float" office:value="6.500000515137" calcext:value-type="float">
            <text:p>6,500000515137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20" calcext:value-type="float">
            <text:p>20</text:p>
          </table:table-cell>
          <table:table-cell table:style-name="ce329" table:formula="of:=VLOOKUP([.A28];A_4_INPUT_DATE_E_RISULTATI_GIRONI;7;0)" office:value-type="float" office:value="0" calcext:value-type="float">
            <text:p>0</text:p>
          </table:table-cell>
          <table:table-cell table:style-name="ce332" table:formula="of:=IF([.H28]&gt;[.I28];[.F28];[.G28])" office:value-type="string" office:string-value="Bisonti" calcext:value-type="string">
            <text:p>Bisonti</text:p>
          </table:table-cell>
          <table:table-cell table:style-name="ce332" table:formula="of:=IF([.H28]&lt;[.I28];[.F28];[.G28])" office:value-type="string" office:string-value="Cervi" calcext:value-type="string">
            <text:p>Cervi</text:p>
          </table:table-cell>
          <table:table-cell table:style-name="ce329" table:formula="of:=1*([.H28]&gt;[.I28])" office:value-type="float" office:value="1" calcext:value-type="float">
            <text:p>1</text:p>
          </table:table-cell>
          <table:table-cell table:style-name="ce336" table:formula="of:=1*([.H28]&lt;[.I28])*NOT(AND([.H28]=0;[.I28]=20))" office:value-type="float" office:value="0" calcext:value-type="float">
            <text:p>0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20" calcext:value-type="float">
            <text:p>20</text:p>
          </table:table-cell>
          <table:table-cell table:style-name="ce329" table:formula="of:=[.I28]" office:value-type="float" office:value="0" calcext:value-type="float">
            <text:p>0</text:p>
          </table:table-cell>
          <table:table-cell table:style-name="ce339" table:formula="of:=[.O28]-[.P28]" office:value-type="float" office:value="20" calcext:value-type="float">
            <text:p>+20</text:p>
          </table:table-cell>
          <table:table-cell table:style-name="ce329" table:formula="of:=1*([.I28]&gt;[.H28])" office:value-type="float" office:value="0" calcext:value-type="float">
            <text:p>0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1" calcext:value-type="float">
            <text:p>1</text:p>
          </table:table-cell>
          <table:table-cell table:style-name="ce329" table:formula="of:=[.I28]" office:value-type="float" office:value="0" calcext:value-type="float">
            <text:p>0</text:p>
          </table:table-cell>
          <table:table-cell table:style-name="ce329" table:formula="of:=[.H28]" office:value-type="float" office:value="20" calcext:value-type="float">
            <text:p>20</text:p>
          </table:table-cell>
          <table:table-cell table:style-name="ce342" table:formula="of:=[.U28]-[.V28]" office:value-type="float" office:value="-20" calcext:value-type="float">
            <text:p>-20</text:p>
          </table:table-cell>
          <table:table-cell/>
          <table:table-cell table:style-name="ce346" table:formula="of:=COUNTIF(B_COEFF_GIRONE_G;&quot;&gt;=&quot;&amp;[.AQ28])&amp;[.Z28]" office:value-type="string" office:string-value="4G" calcext:value-type="string">
            <text:p>4G</text:p>
          </table:table-cell>
          <table:table-cell table:style-name="ce114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0" calcext:value-type="float">
            <text:p>0</text:p>
          </table:table-cell>
          <table:table-cell table:style-name="ce329" table:formula="of:=SUMIF(B_SQUADRA_A_GIRONI;[.AB28];B_PERSE_SQUADRA_A_GIRONI)+SUMIF(B_SQUADRA_B_GIRONI;[.AB28];B_PERSE_SQUADRA_B_GIRONI)" office:value-type="float" office:value="3" calcext:value-type="float">
            <text:p>3</text:p>
          </table:table-cell>
          <table:table-cell table:style-name="ce329" table:formula="of:=SUMIF(B_SQUADRA_A_GIRONI;[.AB28];B_FORFAIT_SQUADRA_A_GIRONI)+SUMIF(B_SQUADRA_B_GIRONI;[.AB28];B_FORFAIT_SQUADRA_B_GIRONI)" office:value-type="float" office:value="0" calcext:value-type="float">
            <text:p>0</text:p>
          </table:table-cell>
          <table:table-cell table:style-name="ce107" table:formula="of:=2*[.AD28]+1*[.AE28]+0*[.AF28]" office:value-type="float" office:value="3" calcext:value-type="float">
            <text:p>3</text:p>
          </table:table-cell>
          <table:table-cell table:style-name="ce329" table:formula="of:=SUMIF(B_SQUADRA_A_GIRONI;[.AB28];B_PUNTI_FATTI_SQUADRA_A_GIRONI)+SUMIF(B_SQUADRA_B_GIRONI;[.AB28];B_PUNTI_FATTI_SQUADRA_B_GIRONI)" office:value-type="float" office:value="161" calcext:value-type="float">
            <text:p>161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179" calcext:value-type="float">
            <text:p>179</text:p>
          </table:table-cell>
          <table:table-cell table:style-name="ce339" table:formula="of:=SUMIF(B_SQUADRA_A_GIRONI;[.AB28];B_DIFF_CANESTRI_SQUADRA_A_GIRONI)+SUMIF(B_SQUADRA_B_GIRONI;[.AB28];B_DIFF_CANESTRI_SQUADRA_B_GIRONI)" office:value-type="float" office:value="-18" calcext:value-type="float">
            <text:p>-18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41" table:formula="of:=[.AG28]+(500+[.AN28]+[.AO28]+[.AP28])*10^-3+([.AK28]+[.AL28]+[.AM28])*10^-6+(500+[.AJ28])*10^-9+[.AH28]*10^-12" office:value-type="float" office:value="3.500000482161" calcext:value-type="float">
            <text:p>3,500000482161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42" calcext:value-type="float">
            <text:p>42</text:p>
          </table:table-cell>
          <table:table-cell table:style-name="ce329" table:formula="of:=VLOOKUP([.A29];A_4_INPUT_DATE_E_RISULTATI_GIRONI;7;0)" office:value-type="float" office:value="82" calcext:value-type="float">
            <text:p>82</text:p>
          </table:table-cell>
          <table:table-cell table:style-name="ce332" table:formula="of:=IF([.H29]&gt;[.I29];[.F29];[.G29])" office:value-type="string" office:string-value="Cinghiali" calcext:value-type="string">
            <text:p>Cinghiali</text:p>
          </table:table-cell>
          <table:table-cell table:style-name="ce332" table:formula="of:=IF([.H29]&lt;[.I29];[.F29];[.G29])" office:value-type="string" office:string-value="Bisonti" calcext:value-type="string">
            <text:p>Bisonti</text:p>
          </table:table-cell>
          <table:table-cell table:style-name="ce329" table:formula="of:=1*([.H29]&gt;[.I29])" office:value-type="float" office:value="0" calcext:value-type="float">
            <text:p>0</text:p>
          </table:table-cell>
          <table:table-cell table:style-name="ce336" table:formula="of:=1*([.H29]&lt;[.I29])*NOT(AND([.H29]=0;[.I29]=20))" office:value-type="float" office:value="1" calcext:value-type="float">
            <text:p>1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42" calcext:value-type="float">
            <text:p>42</text:p>
          </table:table-cell>
          <table:table-cell table:style-name="ce329" table:formula="of:=[.I29]" office:value-type="float" office:value="82" calcext:value-type="float">
            <text:p>82</text:p>
          </table:table-cell>
          <table:table-cell table:style-name="ce339" table:formula="of:=[.O29]-[.P29]" office:value-type="float" office:value="-40" calcext:value-type="float">
            <text:p>-40</text:p>
          </table:table-cell>
          <table:table-cell table:style-name="ce329" table:formula="of:=1*([.I29]&gt;[.H29])" office:value-type="float" office:value="1" calcext:value-type="float">
            <text:p>1</text:p>
          </table:table-cell>
          <table:table-cell table:style-name="ce329" table:formula="of:=1*([.I29]&lt;[.H29])*NOT(AND([.H29]=20;[.I29]=0))" office:value-type="float" office:value="0" calcext:value-type="float">
            <text:p>0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82" calcext:value-type="float">
            <text:p>82</text:p>
          </table:table-cell>
          <table:table-cell table:style-name="ce329" table:formula="of:=[.H29]" office:value-type="float" office:value="42" calcext:value-type="float">
            <text:p>42</text:p>
          </table:table-cell>
          <table:table-cell table:style-name="ce342" table:formula="of:=[.U29]-[.V29]" office:value-type="float" office:value="40" calcext:value-type="float">
            <text:p>+40</text:p>
          </table:table-cell>
          <table:table-cell/>
          <table:table-cell table:style-name="ce346" table:formula="of:=COUNTIF(B_COEFF_GIRONE_G;&quot;&gt;=&quot;&amp;[.AQ29])&amp;[.Z29]" office:value-type="string" office:string-value="3G" calcext:value-type="string">
            <text:p>3G</text:p>
          </table:table-cell>
          <table:table-cell table:style-name="ce114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1" calcext:value-type="float">
            <text:p>1</text:p>
          </table:table-cell>
          <table:table-cell table:style-name="ce329" table:formula="of:=SUMIF(B_SQUADRA_A_GIRONI;[.AB29];B_PERSE_SQUADRA_A_GIRONI)+SUMIF(B_SQUADRA_B_GIRONI;[.AB29];B_PERSE_SQUADRA_B_GIRONI)" office:value-type="float" office:value="2" calcext:value-type="float">
            <text:p>2</text:p>
          </table:table-cell>
          <table:table-cell table:style-name="ce329" table:formula="of:=SUMIF(B_SQUADRA_A_GIRONI;[.AB29];B_FORFAIT_SQUADRA_A_GIRONI)+SUMIF(B_SQUADRA_B_GIRONI;[.AB29];B_FORFAIT_SQUADRA_B_GIRONI)" office:value-type="float" office:value="0" calcext:value-type="float">
            <text:p>0</text:p>
          </table:table-cell>
          <table:table-cell table:style-name="ce107" table:formula="of:=2*[.AD29]+1*[.AE29]+0*[.AF29]" office:value-type="float" office:value="4" calcext:value-type="float">
            <text:p>4</text:p>
          </table:table-cell>
          <table:table-cell table:style-name="ce329" table:formula="of:=SUMIF(B_SQUADRA_A_GIRONI;[.AB29];B_PUNTI_FATTI_SQUADRA_A_GIRONI)+SUMIF(B_SQUADRA_B_GIRONI;[.AB29];B_PUNTI_FATTI_SQUADRA_B_GIRONI)" office:value-type="float" office:value="143" calcext:value-type="float">
            <text:p>143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192" calcext:value-type="float">
            <text:p>192</text:p>
          </table:table-cell>
          <table:table-cell table:style-name="ce339" table:formula="of:=SUMIF(B_SQUADRA_A_GIRONI;[.AB29];B_DIFF_CANESTRI_SQUADRA_A_GIRONI)+SUMIF(B_SQUADRA_B_GIRONI;[.AB29];B_DIFF_CANESTRI_SQUADRA_B_GIRONI)" office:value-type="float" office:value="-49" calcext:value-type="float">
            <text:p>-49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41" table:formula="of:=[.AG29]+(500+[.AN29]+[.AO29]+[.AP29])*10^-3+([.AK29]+[.AL29]+[.AM29])*10^-6+(500+[.AJ29])*10^-9+[.AH29]*10^-12" office:value-type="float" office:value="4.500000451143" calcext:value-type="float">
            <text:p>4,500000451143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66" calcext:value-type="float">
            <text:p>66</text:p>
          </table:table-cell>
          <table:table-cell table:style-name="ce329" table:formula="of:=VLOOKUP([.A30];A_4_INPUT_DATE_E_RISULTATI_GIRONI;7;0)" office:value-type="float" office:value="49" calcext:value-type="float">
            <text:p>49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66" calcext:value-type="float">
            <text:p>66</text:p>
          </table:table-cell>
          <table:table-cell table:style-name="ce329" table:formula="of:=[.I30]" office:value-type="float" office:value="49" calcext:value-type="float">
            <text:p>49</text:p>
          </table:table-cell>
          <table:table-cell table:style-name="ce339" table:formula="of:=[.O30]-[.P30]" office:value-type="float" office:value="17" calcext:value-type="float">
            <text:p>+17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49" calcext:value-type="float">
            <text:p>49</text:p>
          </table:table-cell>
          <table:table-cell table:style-name="ce329" table:formula="of:=[.H30]" office:value-type="float" office:value="66" calcext:value-type="float">
            <text:p>66</text:p>
          </table:table-cell>
          <table:table-cell table:style-name="ce342" table:formula="of:=[.U30]-[.V30]" office:value-type="float" office:value="-17" calcext:value-type="float">
            <text:p>-17</text:p>
          </table:table-cell>
          <table:table-cell/>
          <table:table-cell table:style-name="ce346" table:formula="of:=COUNTIF(B_COEFF_GIRONE_G;&quot;&gt;=&quot;&amp;[.AQ30])&amp;[.Z30]" office:value-type="string" office:string-value="2G" calcext:value-type="string">
            <text:p>2G</text:p>
          </table:table-cell>
          <table:table-cell table:style-name="ce114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2" calcext:value-type="float">
            <text:p>2</text:p>
          </table:table-cell>
          <table:table-cell table:style-name="ce329" table:formula="of:=SUMIF(B_SQUADRA_A_GIRONI;[.AB30];B_PERSE_SQUADRA_A_GIRONI)+SUMIF(B_SQUADRA_B_GIRONI;[.AB30];B_PERSE_SQUADRA_B_GIRONI)" office:value-type="float" office:value="1" calcext:value-type="float">
            <text:p>1</text:p>
          </table:table-cell>
          <table:table-cell table:style-name="ce329" table:formula="of:=SUMIF(B_SQUADRA_A_GIRONI;[.AB30];B_FORFAIT_SQUADRA_A_GIRONI)+SUMIF(B_SQUADRA_B_GIRONI;[.AB30];B_FORFAIT_SQUADRA_B_GIRONI)" office:value-type="float" office:value="0" calcext:value-type="float">
            <text:p>0</text:p>
          </table:table-cell>
          <table:table-cell table:style-name="ce107" table:formula="of:=2*[.AD30]+1*[.AE30]+0*[.AF30]" office:value-type="float" office:value="5" calcext:value-type="float">
            <text:p>5</text:p>
          </table:table-cell>
          <table:table-cell table:style-name="ce329" table:formula="of:=SUMIF(B_SQUADRA_A_GIRONI;[.AB30];B_PUNTI_FATTI_SQUADRA_A_GIRONI)+SUMIF(B_SQUADRA_B_GIRONI;[.AB30];B_PUNTI_FATTI_SQUADRA_B_GIRONI)" office:value-type="float" office:value="183" calcext:value-type="float">
            <text:p>183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131" calcext:value-type="float">
            <text:p>131</text:p>
          </table:table-cell>
          <table:table-cell table:style-name="ce339" table:formula="of:=SUMIF(B_SQUADRA_A_GIRONI;[.AB30];B_DIFF_CANESTRI_SQUADRA_A_GIRONI)+SUMIF(B_SQUADRA_B_GIRONI;[.AB30];B_DIFF_CANESTRI_SQUADRA_B_GIRONI)" office:value-type="float" office:value="52" calcext:value-type="float">
            <text:p>+52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41" table:formula="of:=[.AG30]+(500+[.AN30]+[.AO30]+[.AP30])*10^-3+([.AK30]+[.AL30]+[.AM30])*10^-6+(500+[.AJ30])*10^-9+[.AH30]*10^-12" office:value-type="float" office:value="5.500000552183" calcext:value-type="float">
            <text:p>5,500000552183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0" calcext:value-type="float">
            <text:p>0</text:p>
          </table:table-cell>
          <table:table-cell table:style-name="ce329" table:formula="of:=VLOOKUP([.A31];A_4_INPUT_DATE_E_RISULTATI_GIRONI;7;0)" office:value-type="float" office:value="20" calcext:value-type="float">
            <text:p>20</text:p>
          </table:table-cell>
          <table:table-cell table:style-name="ce332" table:formula="of:=IF([.H31]&gt;[.I31];[.F31];[.G31])" office:value-type="string" office:string-value="Cinghiali" calcext:value-type="string">
            <text:p>Cinghiali</text:p>
          </table:table-cell>
          <table:table-cell table:style-name="ce332" table:formula="of:=IF([.H31]&lt;[.I31];[.F31];[.G31])" office:value-type="string" office:string-value="Bufali" calcext:value-type="string">
            <text:p>Bufali</text:p>
          </table:table-cell>
          <table:table-cell table:style-name="ce329" table:formula="of:=1*([.H31]&gt;[.I31])" office:value-type="float" office:value="0" calcext:value-type="float">
            <text:p>0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1" calcext:value-type="float">
            <text:p>1</text:p>
          </table:table-cell>
          <table:table-cell table:style-name="ce329" table:formula="of:=[.H31]" office:value-type="float" office:value="0" calcext:value-type="float">
            <text:p>0</text:p>
          </table:table-cell>
          <table:table-cell table:style-name="ce329" table:formula="of:=[.I31]" office:value-type="float" office:value="20" calcext:value-type="float">
            <text:p>20</text:p>
          </table:table-cell>
          <table:table-cell table:style-name="ce339" table:formula="of:=[.O31]-[.P31]" office:value-type="float" office:value="-20" calcext:value-type="float">
            <text:p>-20</text:p>
          </table:table-cell>
          <table:table-cell table:style-name="ce329" table:formula="of:=1*([.I31]&gt;[.H31])" office:value-type="float" office:value="1" calcext:value-type="float">
            <text:p>1</text:p>
          </table:table-cell>
          <table:table-cell table:style-name="ce329" table:formula="of:=1*([.I31]&lt;[.H31])*NOT(AND([.H31]=20;[.I31]=0))" office:value-type="float" office:value="0" calcext:value-type="float">
            <text:p>0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20" calcext:value-type="float">
            <text:p>20</text:p>
          </table:table-cell>
          <table:table-cell table:style-name="ce329" table:formula="of:=[.H31]" office:value-type="float" office:value="0" calcext:value-type="float">
            <text:p>0</text:p>
          </table:table-cell>
          <table:table-cell table:style-name="ce342" table:formula="of:=[.U31]-[.V31]" office:value-type="float" office:value="20" calcext:value-type="float">
            <text:p>+20</text:p>
          </table:table-cell>
          <table:table-cell/>
          <table:table-cell table:style-name="ce93" table:formula="of:=COUNTIF(B_COEFF_GIRONE_H;&quot;&gt;=&quot;&amp;[.AQ31])&amp;[.Z31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101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5" calcext:value-type="float">
            <text:p>5</text:p>
          </table:table-cell>
          <table:table-cell table:style-name="ce101" table:formula="of:=SUMIF(B_SQUADRA_A_GIRONI;[.AB31];B_PUNTI_FATTI_SQUADRA_A_GIRONI)+SUMIF(B_SQUADRA_B_GIRONI;[.AB31];B_PUNTI_FATTI_SQUADRA_B_GIRONI)" office:value-type="float" office:value="189" calcext:value-type="float">
            <text:p>189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111" table:formula="of:=SUMIF(B_SQUADRA_A_GIRONI;[.AB31];B_DIFF_CANESTRI_SQUADRA_A_GIRONI)+SUMIF(B_SQUADRA_B_GIRONI;[.AB31];B_DIFF_CANESTRI_SQUADRA_B_GIRONI)" office:value-type="float" office:value="-26" calcext:value-type="float">
            <text:p>-26</text:p>
          </table:table-cell>
          <table:table-cell table:style-name="ce101" table:formula="of:=IF([.AG31]=[.AG32];INDIRECT(&quot;O&quot;&amp;3+6*(FIND([.Z31];&quot;ABCDEFGH&quot;)-1));0)" office:value-type="float" office:value="28" calcext:value-type="float">
            <text:p>28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-65" calcext:value-type="float">
            <text:p>-65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45" table:formula="of:=[.AG31]+(500+[.AN31]+[.AO31]+[.AP31])*10^-3+([.AK31]+[.AL31]+[.AM31])*10^-6+(500+[.AJ31])*10^-9+[.AH31]*10^-12" office:value-type="float" office:value="5.435028474189" calcext:value-type="float">
            <text:p>5,435028474189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0" calcext:value-type="float">
            <text:p>0</text:p>
          </table:table-cell>
          <table:table-cell table:style-name="ce329" table:formula="of:=VLOOKUP([.A32];A_4_INPUT_DATE_E_RISULTATI_GIRONI;7;0)" office:value-type="float" office:value="20" calcext:value-type="float">
            <text:p>20</text:p>
          </table:table-cell>
          <table:table-cell table:style-name="ce332" table:formula="of:=IF([.H32]&gt;[.I32];[.F32];[.G32])" office:value-type="string" office:string-value="Cinghiali" calcext:value-type="string">
            <text:p>Cinghiali</text:p>
          </table:table-cell>
          <table:table-cell table:style-name="ce332" table:formula="of:=IF([.H32]&lt;[.I32];[.F32];[.G32])" office:value-type="string" office:string-value="Cervi" calcext:value-type="string">
            <text:p>Cervi</text:p>
          </table:table-cell>
          <table:table-cell table:style-name="ce329" table:formula="of:=1*([.H32]&gt;[.I32])" office:value-type="float" office:value="0" calcext:value-type="float">
            <text:p>0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1" calcext:value-type="float">
            <text:p>1</text:p>
          </table:table-cell>
          <table:table-cell table:style-name="ce329" table:formula="of:=[.H32]" office:value-type="float" office:value="0" calcext:value-type="float">
            <text:p>0</text:p>
          </table:table-cell>
          <table:table-cell table:style-name="ce329" table:formula="of:=[.I32]" office:value-type="float" office:value="20" calcext:value-type="float">
            <text:p>20</text:p>
          </table:table-cell>
          <table:table-cell table:style-name="ce339" table:formula="of:=[.O32]-[.P32]" office:value-type="float" office:value="-20" calcext:value-type="float">
            <text:p>-20</text:p>
          </table:table-cell>
          <table:table-cell table:style-name="ce329" table:formula="of:=1*([.I32]&gt;[.H32])" office:value-type="float" office:value="1" calcext:value-type="float">
            <text:p>1</text:p>
          </table:table-cell>
          <table:table-cell table:style-name="ce329" table:formula="of:=1*([.I32]&lt;[.H32])*NOT(AND([.H32]=20;[.I32]=0))" office:value-type="float" office:value="0" calcext:value-type="float">
            <text:p>0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20" calcext:value-type="float">
            <text:p>20</text:p>
          </table:table-cell>
          <table:table-cell table:style-name="ce329" table:formula="of:=[.H32]" office:value-type="float" office:value="0" calcext:value-type="float">
            <text:p>0</text:p>
          </table:table-cell>
          <table:table-cell table:style-name="ce342" table:formula="of:=[.U32]-[.V32]" office:value-type="float" office:value="20" calcext:value-type="float">
            <text:p>+20</text:p>
          </table:table-cell>
          <table:table-cell/>
          <table:table-cell table:style-name="ce346" table:formula="of:=COUNTIF(B_COEFF_GIRONE_H;&quot;&gt;=&quot;&amp;[.AQ32])&amp;[.Z32]" office:value-type="string" office:string-value="1H" calcext:value-type="string">
            <text:p>1H</text:p>
          </table:table-cell>
          <table:table-cell table:style-name="ce114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2" calcext:value-type="float">
            <text:p>2</text:p>
          </table:table-cell>
          <table:table-cell table:style-name="ce329" table:formula="of:=SUMIF(B_SQUADRA_A_GIRONI;[.AB32];B_PERSE_SQUADRA_A_GIRONI)+SUMIF(B_SQUADRA_B_GIRONI;[.AB32];B_PERSE_SQUADRA_B_GIRONI)" office:value-type="float" office:value="1" calcext:value-type="float">
            <text:p>1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5" calcext:value-type="float">
            <text:p>5</text:p>
          </table:table-cell>
          <table:table-cell table:style-name="ce329" table:formula="of:=SUMIF(B_SQUADRA_A_GIRONI;[.AB32];B_PUNTI_FATTI_SQUADRA_A_GIRONI)+SUMIF(B_SQUADRA_B_GIRONI;[.AB32];B_PUNTI_FATTI_SQUADRA_B_GIRONI)" office:value-type="float" office:value="214" calcext:value-type="float">
            <text:p>214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183" calcext:value-type="float">
            <text:p>183</text:p>
          </table:table-cell>
          <table:table-cell table:style-name="ce339" table:formula="of:=SUMIF(B_SQUADRA_A_GIRONI;[.AB32];B_DIFF_CANESTRI_SQUADRA_A_GIRONI)+SUMIF(B_SQUADRA_B_GIRONI;[.AB32];B_DIFF_CANESTRI_SQUADRA_B_GIRONI)" office:value-type="float" office:value="31" calcext:value-type="float">
            <text:p>+31</text:p>
          </table:table-cell>
          <table:table-cell table:style-name="ce3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93" calcext:value-type="float">
            <text:p>93</text:p>
          </table:table-cell>
          <table:table-cell table:style-name="ce339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65" calcext:value-type="float">
            <text:p>+65</text:p>
          </table:table-cell>
          <table:table-cell table:style-name="ce141" table:formula="of:=[.AG32]+(500+[.AN32]+[.AO32]+[.AP32])*10^-3+([.AK32]+[.AL32]+[.AM32])*10^-6+(500+[.AJ32])*10^-9+[.AH32]*10^-12" office:value-type="float" office:value="5.565093531214" calcext:value-type="float">
            <text:p>5,565093531214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61" calcext:value-type="float">
            <text:p>61</text:p>
          </table:table-cell>
          <table:table-cell table:style-name="ce329" table:formula="of:=VLOOKUP([.A33];A_4_INPUT_DATE_E_RISULTATI_GIRONI;7;0)" office:value-type="float" office:value="41" calcext:value-type="float">
            <text:p>41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61" calcext:value-type="float">
            <text:p>61</text:p>
          </table:table-cell>
          <table:table-cell table:style-name="ce329" table:formula="of:=[.I33]" office:value-type="float" office:value="41" calcext:value-type="float">
            <text:p>41</text:p>
          </table:table-cell>
          <table:table-cell table:style-name="ce339" table:formula="of:=[.O33]-[.P33]" office:value-type="float" office:value="20" calcext:value-type="float">
            <text:p>+20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41" calcext:value-type="float">
            <text:p>41</text:p>
          </table:table-cell>
          <table:table-cell table:style-name="ce329" table:formula="of:=[.H33]" office:value-type="float" office:value="61" calcext:value-type="float">
            <text:p>61</text:p>
          </table:table-cell>
          <table:table-cell table:style-name="ce342" table:formula="of:=[.U33]-[.V33]" office:value-type="float" office:value="-20" calcext:value-type="float">
            <text:p>-20</text:p>
          </table:table-cell>
          <table:table-cell/>
          <table:table-cell table:style-name="ce346" table:formula="of:=COUNTIF(B_COEFF_GIRONE_H;&quot;&gt;=&quot;&amp;[.AQ33])&amp;[.Z33]" office:value-type="string" office:string-value="4H" calcext:value-type="string">
            <text:p>4H</text:p>
          </table:table-cell>
          <table:table-cell table:style-name="ce114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329" table:formula="of:=SUMIF(B_SQUADRA_A_GIRONI;[.AB33];B_PUNTI_FATTI_SQUADRA_A_GIRONI)+SUMIF(B_SQUADRA_B_GIRONI;[.AB33];B_PUNTI_FATTI_SQUADRA_B_GIRONI)" office:value-type="float" office:value="185" calcext:value-type="float">
            <text:p>185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83" calcext:value-type="float">
            <text:p>183</text:p>
          </table:table-cell>
          <table:table-cell table:style-name="ce339" table:formula="of:=SUMIF(B_SQUADRA_A_GIRONI;[.AB33];B_DIFF_CANESTRI_SQUADRA_A_GIRONI)+SUMIF(B_SQUADRA_B_GIRONI;[.AB33];B_DIFF_CANESTRI_SQUADRA_B_GIRONI)" office:value-type="float" office:value="2" calcext:value-type="float">
            <text:p>+2</text:p>
          </table:table-cell>
          <table:table-cell table:style-name="ce329" table:formula="of:=IF([.AG33]=[.AG34];INDIRECT(&quot;O&quot;&amp;8+6*(FIND([.Z33];&quot;ABCDEFGH&quot;)-1));0)" office:value-type="float" office:value="55" calcext:value-type="float">
            <text:p>55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39" table:formula="of:=IF([.AG33]=[.AG34];INDIRECT(&quot;Q&quot;&amp;8+6*(FIND([.Z33];&quot;ABCDEFGH&quot;)-1));0)" office:value-type="float" office:value="-14" calcext:value-type="float">
            <text:p>-14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141" table:formula="of:=[.AG33]+(500+[.AN33]+[.AO33]+[.AP33])*10^-3+([.AK33]+[.AL33]+[.AM33])*10^-6+(500+[.AJ33])*10^-9+[.AH33]*10^-12" office:value-type="float" office:value="4.486055502185" calcext:value-type="float">
            <text:p>4,486055502185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64" calcext:value-type="float">
            <text:p>64</text:p>
          </table:table-cell>
          <table:table-cell table:style-name="ce329" table:formula="of:=VLOOKUP([.A34];A_4_INPUT_DATE_E_RISULTATI_GIRONI;7;0)" office:value-type="float" office:value="24" calcext:value-type="float">
            <text:p>24</text:p>
          </table:table-cell>
          <table:table-cell table:style-name="ce332" table:formula="of:=IF([.H34]&gt;[.I34];[.F34];[.G34])" office:value-type="string" office:string-value="Balene" calcext:value-type="string">
            <text:p>Balene</text:p>
          </table:table-cell>
          <table:table-cell table:style-name="ce332" table:formula="of:=IF([.H34]&lt;[.I34];[.F34];[.G34])" office:value-type="string" office:string-value="Delfini" calcext:value-type="string">
            <text:p>Delfini</text:p>
          </table:table-cell>
          <table:table-cell table:style-name="ce329" table:formula="of:=1*([.H34]&gt;[.I34])" office:value-type="float" office:value="1" calcext:value-type="float">
            <text:p>1</text:p>
          </table:table-cell>
          <table:table-cell table:style-name="ce336" table:formula="of:=1*([.H34]&lt;[.I34])*NOT(AND([.H34]=0;[.I34]=20))" office:value-type="float" office:value="0" calcext:value-type="float">
            <text:p>0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64" calcext:value-type="float">
            <text:p>64</text:p>
          </table:table-cell>
          <table:table-cell table:style-name="ce329" table:formula="of:=[.I34]" office:value-type="float" office:value="24" calcext:value-type="float">
            <text:p>24</text:p>
          </table:table-cell>
          <table:table-cell table:style-name="ce339" table:formula="of:=[.O34]-[.P34]" office:value-type="float" office:value="40" calcext:value-type="float">
            <text:p>+40</text:p>
          </table:table-cell>
          <table:table-cell table:style-name="ce329" table:formula="of:=1*([.I34]&gt;[.H34])" office:value-type="float" office:value="0" calcext:value-type="float">
            <text:p>0</text:p>
          </table:table-cell>
          <table:table-cell table:style-name="ce329" table:formula="of:=1*([.I34]&lt;[.H34])*NOT(AND([.H34]=20;[.I34]=0))" office:value-type="float" office:value="1" calcext:value-type="float">
            <text:p>1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24" calcext:value-type="float">
            <text:p>24</text:p>
          </table:table-cell>
          <table:table-cell table:style-name="ce329" table:formula="of:=[.H34]" office:value-type="float" office:value="64" calcext:value-type="float">
            <text:p>64</text:p>
          </table:table-cell>
          <table:table-cell table:style-name="ce342" table:formula="of:=[.U34]-[.V34]" office:value-type="float" office:value="-40" calcext:value-type="float">
            <text:p>-40</text:p>
          </table:table-cell>
          <table:table-cell/>
          <table:table-cell table:style-name="ce347" table:formula="of:=COUNTIF(B_COEFF_GIRONE_H;&quot;&gt;=&quot;&amp;[.AQ34])&amp;[.Z34]" office:value-type="string" office:string-value="3H" calcext:value-type="string">
            <text:p>3H</text:p>
          </table:table-cell>
          <table:table-cell table:style-name="ce121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2" calcext:value-type="float">
            <text:p>2</text:p>
          </table:table-cell>
          <table:table-cell table:style-name="ce330" table:formula="of:=SUMIF(B_SQUADRA_A_GIRONI;[.AB34];B_FORFAIT_SQUADRA_A_GIRONI)+SUMIF(B_SQUADRA_B_GIRONI;[.AB34];B_FORFAIT_SQUADRA_B_GIRONI)" office:value-type="float" office:value="0" calcext:value-type="float">
            <text:p>0</text:p>
          </table:table-cell>
          <table:table-cell table:style-name="ce110" table:formula="of:=2*[.AD34]+1*[.AE34]+0*[.AF34]" office:value-type="float" office:value="4" calcext:value-type="float">
            <text:p>4</text:p>
          </table:table-cell>
          <table:table-cell table:style-name="ce330" table:formula="of:=SUMIF(B_SQUADRA_A_GIRONI;[.AB34];B_PUNTI_FATTI_SQUADRA_A_GIRONI)+SUMIF(B_SQUADRA_B_GIRONI;[.AB34];B_PUNTI_FATTI_SQUADRA_B_GIRONI)" office:value-type="float" office:value="216" calcext:value-type="float">
            <text:p>216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223" calcext:value-type="float">
            <text:p>223</text:p>
          </table:table-cell>
          <table:table-cell table:style-name="ce340" table:formula="of:=SUMIF(B_SQUADRA_A_GIRONI;[.AB34];B_DIFF_CANESTRI_SQUADRA_A_GIRONI)+SUMIF(B_SQUADRA_B_GIRONI;[.AB34];B_DIFF_CANESTRI_SQUADRA_B_GIRONI)" office:value-type="float" office:value="-7" calcext:value-type="float">
            <text:p>-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69" calcext:value-type="float">
            <text:p>69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14" calcext:value-type="float">
            <text:p>+14</text:p>
          </table:table-cell>
          <table:table-cell table:style-name="ce147" table:formula="of:=[.AG34]+(500+[.AN34]+[.AO34]+[.AP34])*10^-3+([.AK34]+[.AL34]+[.AM34])*10^-6+(500+[.AJ34])*10^-9+[.AH34]*10^-12" office:value-type="float" office:value="4.514069493216" calcext:value-type="float">
            <text:p>4,514069493216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24" calcext:value-type="float">
            <text:p>24</text:p>
          </table:table-cell>
          <table:table-cell table:style-name="ce329" table:formula="of:=VLOOKUP([.A35];A_4_INPUT_DATE_E_RISULTATI_GIRONI;7;0)" office:value-type="float" office:value="23" calcext:value-type="float">
            <text:p>23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24" calcext:value-type="float">
            <text:p>24</text:p>
          </table:table-cell>
          <table:table-cell table:style-name="ce329" table:formula="of:=[.I35]" office:value-type="float" office:value="23" calcext:value-type="float">
            <text:p>23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23" calcext:value-type="float">
            <text:p>23</text:p>
          </table:table-cell>
          <table:table-cell table:style-name="ce329" table:formula="of:=[.H35]" office:value-type="float" office:value="24" calcext:value-type="float">
            <text:p>24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94" calcext:value-type="float">
            <text:p>94</text:p>
          </table:table-cell>
          <table:table-cell table:style-name="ce329" table:formula="of:=VLOOKUP([.A36];A_4_INPUT_DATE_E_RISULTATI_GIRONI;7;0)" office:value-type="float" office:value="38" calcext:value-type="float">
            <text:p>38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94" calcext:value-type="float">
            <text:p>94</text:p>
          </table:table-cell>
          <table:table-cell table:style-name="ce329" table:formula="of:=[.I36]" office:value-type="float" office:value="38" calcext:value-type="float">
            <text:p>38</text:p>
          </table:table-cell>
          <table:table-cell table:style-name="ce339" table:formula="of:=[.O36]-[.P36]" office:value-type="float" office:value="56" calcext:value-type="float">
            <text:p>+56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8" calcext:value-type="float">
            <text:p>38</text:p>
          </table:table-cell>
          <table:table-cell table:style-name="ce329" table:formula="of:=[.H36]" office:value-type="float" office:value="94" calcext:value-type="float">
            <text:p>94</text:p>
          </table:table-cell>
          <table:table-cell table:style-name="ce342" table:formula="of:=[.U36]-[.V36]" office:value-type="float" office:value="-56" calcext:value-type="float">
            <text:p>-56</text:p>
          </table:table-cell>
          <table:table-cell table:number-columns-repeated="20"/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41" calcext:value-type="float">
            <text:p>41</text:p>
          </table:table-cell>
          <table:table-cell table:style-name="ce329" table:formula="of:=VLOOKUP([.A37];A_4_INPUT_DATE_E_RISULTATI_GIRONI;7;0)" office:value-type="float" office:value="35" calcext:value-type="float">
            <text:p>35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41" calcext:value-type="float">
            <text:p>41</text:p>
          </table:table-cell>
          <table:table-cell table:style-name="ce329" table:formula="of:=[.I37]" office:value-type="float" office:value="35" calcext:value-type="float">
            <text:p>35</text:p>
          </table:table-cell>
          <table:table-cell table:style-name="ce339" table:formula="of:=[.O37]-[.P37]" office:value-type="float" office:value="6" calcext:value-type="float">
            <text:p>+6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5" calcext:value-type="float">
            <text:p>35</text:p>
          </table:table-cell>
          <table:table-cell table:style-name="ce329" table:formula="of:=[.H37]" office:value-type="float" office:value="41" calcext:value-type="float">
            <text:p>41</text:p>
          </table:table-cell>
          <table:table-cell table:style-name="ce342" table:formula="of:=[.U37]-[.V37]"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72" calcext:value-type="float">
            <text:p>72</text:p>
          </table:table-cell>
          <table:table-cell table:style-name="ce329" table:formula="of:=VLOOKUP([.A38];A_4_INPUT_DATE_E_RISULTATI_GIRONI;7;0)" office:value-type="float" office:value="46" calcext:value-type="float">
            <text:p>46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72" calcext:value-type="float">
            <text:p>72</text:p>
          </table:table-cell>
          <table:table-cell table:style-name="ce329" table:formula="of:=[.I38]" office:value-type="float" office:value="46" calcext:value-type="float">
            <text:p>46</text:p>
          </table:table-cell>
          <table:table-cell table:style-name="ce339" table:formula="of:=[.O38]-[.P38]" office:value-type="float" office:value="26" calcext:value-type="float">
            <text:p>+26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46" calcext:value-type="float">
            <text:p>46</text:p>
          </table:table-cell>
          <table:table-cell table:style-name="ce329" table:formula="of:=[.H38]" office:value-type="float" office:value="72" calcext:value-type="float">
            <text:p>72</text:p>
          </table:table-cell>
          <table:table-cell table:style-name="ce342" table:formula="of:=[.U38]-[.V38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57" calcext:value-type="float">
            <text:p>57</text:p>
          </table:table-cell>
          <table:table-cell table:style-name="ce329" table:formula="of:=VLOOKUP([.A39];A_4_INPUT_DATE_E_RISULTATI_GIRONI;7;0)" office:value-type="float" office:value="55" calcext:value-type="float">
            <text:p>55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57" calcext:value-type="float">
            <text:p>57</text:p>
          </table:table-cell>
          <table:table-cell table:style-name="ce329" table:formula="of:=[.I39]" office:value-type="float" office:value="55" calcext:value-type="float">
            <text:p>55</text:p>
          </table:table-cell>
          <table:table-cell table:style-name="ce339" table:formula="of:=[.O39]-[.P39]" office:value-type="float" office:value="2" calcext:value-type="float">
            <text:p>+2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1" calcext:value-type="float">
            <text:p>1</text:p>
          </table:table-cell>
          <table:table-cell table:style-name="ce329" table:formula="of:=1*AND([.H39]=20;[.I39]=0)" office:value-type="float" office:value="0" calcext:value-type="float">
            <text:p>0</text:p>
          </table:table-cell>
          <table:table-cell table:style-name="ce329" table:formula="of:=[.I39]" office:value-type="float" office:value="55" calcext:value-type="float">
            <text:p>55</text:p>
          </table:table-cell>
          <table:table-cell table:style-name="ce329" table:formula="of:=[.H39]" office:value-type="float" office:value="57" calcext:value-type="float">
            <text:p>57</text:p>
          </table:table-cell>
          <table:table-cell table:style-name="ce342" table:formula="of:=[.U39]-[.V39]"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48" calcext:value-type="float">
            <text:p>48</text:p>
          </table:table-cell>
          <table:table-cell table:style-name="ce329" table:formula="of:=VLOOKUP([.A40];A_4_INPUT_DATE_E_RISULTATI_GIRONI;7;0)" office:value-type="float" office:value="36" calcext:value-type="float">
            <text:p>36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48" calcext:value-type="float">
            <text:p>48</text:p>
          </table:table-cell>
          <table:table-cell table:style-name="ce329" table:formula="of:=[.I40]" office:value-type="float" office:value="36" calcext:value-type="float">
            <text:p>36</text:p>
          </table:table-cell>
          <table:table-cell table:style-name="ce339" table:formula="of:=[.O40]-[.P40]" office:value-type="float" office:value="12" calcext:value-type="float">
            <text:p>+12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1" calcext:value-type="float">
            <text:p>1</text:p>
          </table:table-cell>
          <table:table-cell table:style-name="ce329" table:formula="of:=1*AND([.H40]=20;[.I40]=0)" office:value-type="float" office:value="0" calcext:value-type="float">
            <text:p>0</text:p>
          </table:table-cell>
          <table:table-cell table:style-name="ce329" table:formula="of:=[.I40]" office:value-type="float" office:value="36" calcext:value-type="float">
            <text:p>36</text:p>
          </table:table-cell>
          <table:table-cell table:style-name="ce329" table:formula="of:=[.H40]" office:value-type="float" office:value="48" calcext:value-type="float">
            <text:p>48</text:p>
          </table:table-cell>
          <table:table-cell table:style-name="ce342" table:formula="of:=[.U40]-[.V40]"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32" calcext:value-type="float">
            <text:p>32</text:p>
          </table:table-cell>
          <table:table-cell table:style-name="ce329" table:formula="of:=VLOOKUP([.A41];A_4_INPUT_DATE_E_RISULTATI_GIRONI;7;0)" office:value-type="float" office:value="31" calcext:value-type="float">
            <text:p>31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32" calcext:value-type="float">
            <text:p>32</text:p>
          </table:table-cell>
          <table:table-cell table:style-name="ce329" table:formula="of:=[.I41]" office:value-type="float" office:value="31" calcext:value-type="float">
            <text:p>31</text:p>
          </table:table-cell>
          <table:table-cell table:style-name="ce339" table:formula="of:=[.O41]-[.P41]" office:value-type="float" office:value="1" calcext:value-type="float">
            <text:p>+1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1" calcext:value-type="float">
            <text:p>1</text:p>
          </table:table-cell>
          <table:table-cell table:style-name="ce329" table:formula="of:=1*AND([.H41]=20;[.I41]=0)" office:value-type="float" office:value="0" calcext:value-type="float">
            <text:p>0</text:p>
          </table:table-cell>
          <table:table-cell table:style-name="ce329" table:formula="of:=[.I41]" office:value-type="float" office:value="31" calcext:value-type="float">
            <text:p>31</text:p>
          </table:table-cell>
          <table:table-cell table:style-name="ce329" table:formula="of:=[.H41]" office:value-type="float" office:value="32" calcext:value-type="float">
            <text:p>32</text:p>
          </table:table-cell>
          <table:table-cell table:style-name="ce342" table:formula="of:=[.U41]-[.V41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56" calcext:value-type="float">
            <text:p>56</text:p>
          </table:table-cell>
          <table:table-cell table:style-name="ce329" table:formula="of:=VLOOKUP([.A42];A_4_INPUT_DATE_E_RISULTATI_GIRONI;7;0)" office:value-type="float" office:value="58" calcext:value-type="float">
            <text:p>58</text:p>
          </table:table-cell>
          <table:table-cell table:style-name="ce332" table:formula="of:=IF([.H42]&gt;[.I42];[.F42];[.G42])" office:value-type="string" office:string-value="Muli" calcext:value-type="string">
            <text:p>Muli</text:p>
          </table:table-cell>
          <table:table-cell table:style-name="ce332" table:formula="of:=IF([.H42]&lt;[.I42];[.F42];[.G42])" office:value-type="string" office:string-value="Gorilla" calcext:value-type="string">
            <text:p>Gorilla</text:p>
          </table:table-cell>
          <table:table-cell table:style-name="ce329" table:formula="of:=1*([.H42]&gt;[.I42])" office:value-type="float" office:value="0" calcext:value-type="float">
            <text:p>0</text:p>
          </table:table-cell>
          <table:table-cell table:style-name="ce336" table:formula="of:=1*([.H42]&lt;[.I42])*NOT(AND([.H42]=0;[.I42]=20))" office:value-type="float" office:value="1" calcext:value-type="float">
            <text:p>1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56" calcext:value-type="float">
            <text:p>56</text:p>
          </table:table-cell>
          <table:table-cell table:style-name="ce329" table:formula="of:=[.I42]" office:value-type="float" office:value="58" calcext:value-type="float">
            <text:p>58</text:p>
          </table:table-cell>
          <table:table-cell table:style-name="ce339" table:formula="of:=[.O42]-[.P42]" office:value-type="float" office:value="-2" calcext:value-type="float">
            <text:p>-2</text:p>
          </table:table-cell>
          <table:table-cell table:style-name="ce329" table:formula="of:=1*([.I42]&gt;[.H42])" office:value-type="float" office:value="1" calcext:value-type="float">
            <text:p>1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0" calcext:value-type="float">
            <text:p>0</text:p>
          </table:table-cell>
          <table:table-cell table:style-name="ce329" table:formula="of:=[.I42]" office:value-type="float" office:value="58" calcext:value-type="float">
            <text:p>58</text:p>
          </table:table-cell>
          <table:table-cell table:style-name="ce329" table:formula="of:=[.H42]" office:value-type="float" office:value="56" calcext:value-type="float">
            <text:p>56</text:p>
          </table:table-cell>
          <table:table-cell table:style-name="ce342" table:formula="of:=[.U42]-[.V42]" office:value-type="float" office:value="2" calcext:value-type="float">
            <text:p>+2</text:p>
          </table:table-cell>
          <table:table-cell table:number-columns-repeated="20"/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50" calcext:value-type="float">
            <text:p>50</text:p>
          </table:table-cell>
          <table:table-cell table:style-name="ce329" table:formula="of:=VLOOKUP([.A43];A_4_INPUT_DATE_E_RISULTATI_GIRONI;7;0)" office:value-type="float" office:value="64" calcext:value-type="float">
            <text:p>64</text:p>
          </table:table-cell>
          <table:table-cell table:style-name="ce332" table:formula="of:=IF([.H43]&gt;[.I43];[.F43];[.G43])" office:value-type="string" office:string-value="Orche" calcext:value-type="string">
            <text:p>Orche</text:p>
          </table:table-cell>
          <table:table-cell table:style-name="ce332" table:formula="of:=IF([.H43]&lt;[.I43];[.F43];[.G43])" office:value-type="string" office:string-value="Gorilla" calcext:value-type="string">
            <text:p>Gorilla</text:p>
          </table:table-cell>
          <table:table-cell table:style-name="ce329" table:formula="of:=1*([.H43]&gt;[.I43])" office:value-type="float" office:value="0" calcext:value-type="float">
            <text:p>0</text:p>
          </table:table-cell>
          <table:table-cell table:style-name="ce336" table:formula="of:=1*([.H43]&lt;[.I43])*NOT(AND([.H43]=0;[.I43]=20))" office:value-type="float" office:value="1" calcext:value-type="float">
            <text:p>1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50" calcext:value-type="float">
            <text:p>50</text:p>
          </table:table-cell>
          <table:table-cell table:style-name="ce329" table:formula="of:=[.I43]" office:value-type="float" office:value="64" calcext:value-type="float">
            <text:p>64</text:p>
          </table:table-cell>
          <table:table-cell table:style-name="ce339" table:formula="of:=[.O43]-[.P43]" office:value-type="float" office:value="-14" calcext:value-type="float">
            <text:p>-14</text:p>
          </table:table-cell>
          <table:table-cell table:style-name="ce329" table:formula="of:=1*([.I43]&gt;[.H43])" office:value-type="float" office:value="1" calcext:value-type="float">
            <text:p>1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0" calcext:value-type="float">
            <text:p>0</text:p>
          </table:table-cell>
          <table:table-cell table:style-name="ce329" table:formula="of:=[.I43]" office:value-type="float" office:value="64" calcext:value-type="float">
            <text:p>64</text:p>
          </table:table-cell>
          <table:table-cell table:style-name="ce329" table:formula="of:=[.H43]" office:value-type="float" office:value="50" calcext:value-type="float">
            <text:p>50</text:p>
          </table:table-cell>
          <table:table-cell table:style-name="ce342" table:formula="of:=[.U43]-[.V43]" office:value-type="float" office:value="14" calcext:value-type="float">
            <text:p>+14</text:p>
          </table:table-cell>
          <table:table-cell table:number-columns-repeated="20"/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49" calcext:value-type="float">
            <text:p>49</text:p>
          </table:table-cell>
          <table:table-cell table:style-name="ce329" table:formula="of:=VLOOKUP([.A44];A_4_INPUT_DATE_E_RISULTATI_GIRONI;7;0)" office:value-type="float" office:value="88" calcext:value-type="float">
            <text:p>88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1" calcext:value-type="float">
            <text:p>1</text:p>
          </table:table-cell>
          <table:table-cell table:style-name="ce336" table:formula="of:=1*AND([.H44]=0;[.I44]=20)" office:value-type="float" office:value="0" calcext:value-type="float">
            <text:p>0</text:p>
          </table:table-cell>
          <table:table-cell table:style-name="ce329" table:formula="of:=[.H44]" office:value-type="float" office:value="49" calcext:value-type="float">
            <text:p>49</text:p>
          </table:table-cell>
          <table:table-cell table:style-name="ce329" table:formula="of:=[.I44]" office:value-type="float" office:value="88" calcext:value-type="float">
            <text:p>88</text:p>
          </table:table-cell>
          <table:table-cell table:style-name="ce339" table:formula="of:=[.O44]-[.P44]" office:value-type="float" office:value="-39" calcext:value-type="float">
            <text:p>-39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88" calcext:value-type="float">
            <text:p>88</text:p>
          </table:table-cell>
          <table:table-cell table:style-name="ce329" table:formula="of:=[.H44]" office:value-type="float" office:value="49" calcext:value-type="float">
            <text:p>49</text:p>
          </table:table-cell>
          <table:table-cell table:style-name="ce342" table:formula="of:=[.U44]-[.V44]" office:value-type="float" office:value="39" calcext:value-type="float">
            <text:p>+39</text:p>
          </table:table-cell>
          <table:table-cell table:number-columns-repeated="20"/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28" calcext:value-type="float">
            <text:p>28</text:p>
          </table:table-cell>
          <table:table-cell table:style-name="ce329" table:formula="of:=VLOOKUP([.A45];A_4_INPUT_DATE_E_RISULTATI_GIRONI;7;0)" office:value-type="float" office:value="93" calcext:value-type="float">
            <text:p>93</text:p>
          </table:table-cell>
          <table:table-cell table:style-name="ce332" table:formula="of:=IF([.H45]&gt;[.I45];[.F45];[.G45])" office:value-type="string" office:string-value="Scorpioni" calcext:value-type="string">
            <text:p>Scorpioni</text:p>
          </table:table-cell>
          <table:table-cell table:style-name="ce332" table:formula="of:=IF([.H45]&lt;[.I45];[.F45];[.G45])" office:value-type="string" office:string-value="Piranha" calcext:value-type="string">
            <text:p>Piranha</text:p>
          </table:table-cell>
          <table:table-cell table:style-name="ce329" table:formula="of:=1*([.H45]&gt;[.I45])" office:value-type="float" office:value="0" calcext:value-type="float">
            <text:p>0</text:p>
          </table:table-cell>
          <table:table-cell table:style-name="ce336" table:formula="of:=1*([.H45]&lt;[.I45])*NOT(AND([.H45]=0;[.I45]=20))" office:value-type="float" office:value="1" calcext:value-type="float">
            <text:p>1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28" calcext:value-type="float">
            <text:p>28</text:p>
          </table:table-cell>
          <table:table-cell table:style-name="ce329" table:formula="of:=[.I45]" office:value-type="float" office:value="93" calcext:value-type="float">
            <text:p>93</text:p>
          </table:table-cell>
          <table:table-cell table:style-name="ce339" table:formula="of:=[.O45]-[.P45]" office:value-type="float" office:value="-65" calcext:value-type="float">
            <text:p>-65</text:p>
          </table:table-cell>
          <table:table-cell table:style-name="ce329" table:formula="of:=1*([.I45]&gt;[.H45])" office:value-type="float" office:value="1" calcext:value-type="float">
            <text:p>1</text:p>
          </table:table-cell>
          <table:table-cell table:style-name="ce329" table:formula="of:=1*([.I45]&lt;[.H45])*NOT(AND([.H45]=20;[.I45]=0))" office:value-type="float" office:value="0" calcext:value-type="float">
            <text:p>0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93" calcext:value-type="float">
            <text:p>93</text:p>
          </table:table-cell>
          <table:table-cell table:style-name="ce329" table:formula="of:=[.H45]" office:value-type="float" office:value="28" calcext:value-type="float">
            <text:p>28</text:p>
          </table:table-cell>
          <table:table-cell table:style-name="ce342" table:formula="of:=[.U45]-[.V45]" office:value-type="float" office:value="65" calcext:value-type="float">
            <text:p>+65</text:p>
          </table:table-cell>
          <table:table-cell table:number-columns-repeated="20"/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75" calcext:value-type="float">
            <text:p>75</text:p>
          </table:table-cell>
          <table:table-cell table:style-name="ce329" table:formula="of:=VLOOKUP([.A46];A_4_INPUT_DATE_E_RISULTATI_GIRONI;7;0)" office:value-type="float" office:value="49" calcext:value-type="float">
            <text:p>49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75" calcext:value-type="float">
            <text:p>75</text:p>
          </table:table-cell>
          <table:table-cell table:style-name="ce329" table:formula="of:=[.I46]" office:value-type="float" office:value="49" calcext:value-type="float">
            <text:p>49</text:p>
          </table:table-cell>
          <table:table-cell table:style-name="ce339" table:formula="of:=[.O46]-[.P46]" office:value-type="float" office:value="26" calcext:value-type="float">
            <text:p>+26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49" calcext:value-type="float">
            <text:p>49</text:p>
          </table:table-cell>
          <table:table-cell table:style-name="ce329" table:formula="of:=[.H46]" office:value-type="float" office:value="75" calcext:value-type="float">
            <text:p>75</text:p>
          </table:table-cell>
          <table:table-cell table:style-name="ce342" table:formula="of:=[.U46]-[.V46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86" calcext:value-type="float">
            <text:p>86</text:p>
          </table:table-cell>
          <table:table-cell table:style-name="ce329" table:formula="of:=VLOOKUP([.A47];A_4_INPUT_DATE_E_RISULTATI_GIRONI;7;0)" office:value-type="float" office:value="73" calcext:value-type="float">
            <text:p>7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86" calcext:value-type="float">
            <text:p>86</text:p>
          </table:table-cell>
          <table:table-cell table:style-name="ce329" table:formula="of:=[.I47]" office:value-type="float" office:value="73" calcext:value-type="float">
            <text:p>73</text:p>
          </table:table-cell>
          <table:table-cell table:style-name="ce339" table:formula="of:=[.O47]-[.P47]" office:value-type="float" office:value="13" calcext:value-type="float">
            <text:p>+13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73" calcext:value-type="float">
            <text:p>73</text:p>
          </table:table-cell>
          <table:table-cell table:style-name="ce329" table:formula="of:=[.H47]" office:value-type="float" office:value="86" calcext:value-type="float">
            <text:p>86</text:p>
          </table:table-cell>
          <table:table-cell table:style-name="ce342" table:formula="of:=[.U47]-[.V47]"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39" calcext:value-type="float">
            <text:p>39</text:p>
          </table:table-cell>
          <table:table-cell table:style-name="ce329" table:formula="of:=VLOOKUP([.A48];A_4_INPUT_DATE_E_RISULTATI_GIRONI;7;0)" office:value-type="float" office:value="81" calcext:value-type="float">
            <text:p>81</text:p>
          </table:table-cell>
          <table:table-cell table:style-name="ce332" table:formula="of:=IF([.H48]&gt;[.I48];[.F48];[.G48])" office:value-type="string" office:string-value="Tonni" calcext:value-type="string">
            <text:p>Tonni</text:p>
          </table:table-cell>
          <table:table-cell table:style-name="ce332" table:formula="of:=IF([.H48]&lt;[.I48];[.F48];[.G48])" office:value-type="string" office:string-value="Scorpioni" calcext:value-type="string">
            <text:p>Scorpioni</text:p>
          </table:table-cell>
          <table:table-cell table:style-name="ce329" table:formula="of:=1*([.H48]&gt;[.I48])" office:value-type="float" office:value="0" calcext:value-type="float">
            <text:p>0</text:p>
          </table:table-cell>
          <table:table-cell table:style-name="ce336" table:formula="of:=1*([.H48]&lt;[.I48])*NOT(AND([.H48]=0;[.I48]=20))" office:value-type="float" office:value="1" calcext:value-type="float">
            <text:p>1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39" calcext:value-type="float">
            <text:p>39</text:p>
          </table:table-cell>
          <table:table-cell table:style-name="ce329" table:formula="of:=[.I48]" office:value-type="float" office:value="81" calcext:value-type="float">
            <text:p>81</text:p>
          </table:table-cell>
          <table:table-cell table:style-name="ce339" table:formula="of:=[.O48]-[.P48]" office:value-type="float" office:value="-42" calcext:value-type="float">
            <text:p>-42</text:p>
          </table:table-cell>
          <table:table-cell table:style-name="ce329" table:formula="of:=1*([.I48]&gt;[.H48])" office:value-type="float" office:value="1" calcext:value-type="float">
            <text:p>1</text:p>
          </table:table-cell>
          <table:table-cell table:style-name="ce329" table:formula="of:=1*([.I48]&lt;[.H48])*NOT(AND([.H48]=20;[.I48]=0))" office:value-type="float" office:value="0" calcext:value-type="float">
            <text:p>0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81" calcext:value-type="float">
            <text:p>81</text:p>
          </table:table-cell>
          <table:table-cell table:style-name="ce329" table:formula="of:=[.H48]" office:value-type="float" office:value="39" calcext:value-type="float">
            <text:p>39</text:p>
          </table:table-cell>
          <table:table-cell table:style-name="ce342" table:formula="of:=[.U48]-[.V48]" office:value-type="float" office:value="42" calcext:value-type="float">
            <text:p>+42</text:p>
          </table:table-cell>
          <table:table-cell table:number-columns-repeated="20"/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82" calcext:value-type="float">
            <text:p>82</text:p>
          </table:table-cell>
          <table:table-cell table:style-name="ce329" table:formula="of:=VLOOKUP([.A49];A_4_INPUT_DATE_E_RISULTATI_GIRONI;7;0)" office:value-type="float" office:value="74" calcext:value-type="float">
            <text:p>74</text:p>
          </table:table-cell>
          <table:table-cell table:style-name="ce332" table:formula="of:=IF([.H49]&gt;[.I49];[.F49];[.G49])" office:value-type="string" office:string-value="Scorpioni" calcext:value-type="string">
            <text:p>Scorpioni</text:p>
          </table:table-cell>
          <table:table-cell table:style-name="ce332" table:formula="of:=IF([.H49]&lt;[.I49];[.F49];[.G49])" office:value-type="string" office:string-value="Zebre" calcext:value-type="string">
            <text:p>Zebre</text:p>
          </table:table-cell>
          <table:table-cell table:style-name="ce329" table:formula="of:=1*([.H49]&gt;[.I49])" office:value-type="float" office:value="1" calcext:value-type="float">
            <text:p>1</text:p>
          </table:table-cell>
          <table:table-cell table:style-name="ce336" table:formula="of:=1*([.H49]&lt;[.I49])*NOT(AND([.H49]=0;[.I49]=20))" office:value-type="float" office:value="0" calcext:value-type="float">
            <text:p>0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82" calcext:value-type="float">
            <text:p>82</text:p>
          </table:table-cell>
          <table:table-cell table:style-name="ce329" table:formula="of:=[.I49]" office:value-type="float" office:value="74" calcext:value-type="float">
            <text:p>74</text:p>
          </table:table-cell>
          <table:table-cell table:style-name="ce339" table:formula="of:=[.O49]-[.P49]" office:value-type="float" office:value="8" calcext:value-type="float">
            <text:p>+8</text:p>
          </table:table-cell>
          <table:table-cell table:style-name="ce329" table:formula="of:=1*([.I49]&gt;[.H49])" office:value-type="float" office:value="0" calcext:value-type="float">
            <text:p>0</text:p>
          </table:table-cell>
          <table:table-cell table:style-name="ce329" table:formula="of:=1*([.I49]&lt;[.H49])*NOT(AND([.H49]=20;[.I49]=0))" office:value-type="float" office:value="1" calcext:value-type="float">
            <text:p>1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4" calcext:value-type="float">
            <text:p>74</text:p>
          </table:table-cell>
          <table:table-cell table:style-name="ce329" table:formula="of:=[.H49]" office:value-type="float" office:value="82" calcext:value-type="float">
            <text:p>82</text:p>
          </table:table-cell>
          <table:table-cell table:style-name="ce342" table:formula="of:=[.U49]-[.V49]"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55" calcext:value-type="float">
            <text:p>55</text:p>
          </table:table-cell>
          <table:table-cell table:style-name="ce330" table:formula="of:=VLOOKUP([.A50];A_4_INPUT_DATE_E_RISULTATI_GIRONI;7;0)" office:value-type="float" office:value="69" calcext:value-type="float">
            <text:p>69</text:p>
          </table:table-cell>
          <table:table-cell table:style-name="ce333" table:formula="of:=IF([.H50]&gt;[.I50];[.F50];[.G50])" office:value-type="string" office:string-value="Zebre" calcext:value-type="string">
            <text:p>Zebre</text:p>
          </table:table-cell>
          <table:table-cell table:style-name="ce333" table:formula="of:=IF([.H50]&lt;[.I50];[.F50];[.G50])" office:value-type="string" office:string-value="Tonni" calcext:value-type="string">
            <text:p>Tonni</text:p>
          </table:table-cell>
          <table:table-cell table:style-name="ce330" table:formula="of:=1*([.H50]&gt;[.I50])" office:value-type="float" office:value="0" calcext:value-type="float">
            <text:p>0</text:p>
          </table:table-cell>
          <table:table-cell table:style-name="ce337" table:formula="of:=1*([.H50]&lt;[.I50])*NOT(AND([.H50]=0;[.I50]=20))" office:value-type="float" office:value="1" calcext:value-type="float">
            <text:p>1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55" calcext:value-type="float">
            <text:p>55</text:p>
          </table:table-cell>
          <table:table-cell table:style-name="ce330" table:formula="of:=[.I50]" office:value-type="float" office:value="69" calcext:value-type="float">
            <text:p>69</text:p>
          </table:table-cell>
          <table:table-cell table:style-name="ce340" table:formula="of:=[.O50]-[.P50]" office:value-type="float" office:value="-14" calcext:value-type="float">
            <text:p>-14</text:p>
          </table:table-cell>
          <table:table-cell table:style-name="ce330" table:formula="of:=1*([.I50]&gt;[.H50])" office:value-type="float" office:value="1" calcext:value-type="float">
            <text:p>1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0" calcext:value-type="float">
            <text:p>0</text:p>
          </table:table-cell>
          <table:table-cell table:style-name="ce330" table:formula="of:=[.I50]" office:value-type="float" office:value="69" calcext:value-type="float">
            <text:p>69</text:p>
          </table:table-cell>
          <table:table-cell table:style-name="ce330" table:formula="of:=[.H50]" office:value-type="float" office:value="55" calcext:value-type="float">
            <text:p>55</text:p>
          </table:table-cell>
          <table:table-cell table:style-name="ce343" table:formula="of:=[.U50]-[.V50]" office:value-type="float" office:value="14" calcext:value-type="float">
            <text:p>+14</text:p>
          </table:table-cell>
          <table:table-cell table:number-columns-repeated="20"/>
        </table:table-row>
        <table:table-row table:style-name="ro1" table:number-rows-repeated="104852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B_ELABORAZIONE.C3:B_ELABORAZIONE.C50 B_ELABORAZIONE.Z3:B_ELABORAZIONE.Z34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table:table-column table:style-name="co33" table:visibility="collapse" table:default-cell-style-name="ce248"/>
        <table:table-column table:style-name="co3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63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1" table:default-cell-style-name="Default"/>
        <table:table-column table:style-name="co52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644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644"/>
          <table:covered-table-cell table:style-name="ce664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Leoni" calcext:value-type="string">
            <text:p>Leoni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574" table:formula="of:=[.K15]" office:value-type="string" office:string-value="Giraffe" calcext:value-type="string">
            <text:p>Giraffe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664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V6]&amp;[.V7]=&quot;&quot;;&quot;Vincente &quot;&amp;[.T6];IF([.V6]&gt;[.V7];[.U6];[.U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644"/>
          <table:covered-table-cell table:style-name="ce677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[.T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Giaguari" calcext:value-type="string">
            <text:p>Giaguari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[.K20]" office:value-type="string" office:string-value="Pitoni" calcext:value-type="string">
            <text:p>Pitoni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A8]&amp;[.AA9]=&quot;&quot;;&quot;Vincente &quot;&amp;[.Y8];IF([.AA8]&gt;[.AA9];[.Z8];[.Z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644"/>
          <table:table-cell table:style-name="ce677"/>
          <table:table-cell table:style-name="ce455" table:number-columns-repeated="4"/>
          <table:table-cell table:style-name="ce677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[.T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Cinghiali" calcext:value-type="string">
            <text:p>Cinghiali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67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[.K35]" office:value-type="string" office:string-value="Orche" calcext:value-type="string">
            <text:p>Orche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67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V14]&amp;[.V15]=&quot;&quot;;&quot;Vincente &quot;&amp;[.T14];IF([.V14]&gt;[.V15];[.U14];[.U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644"/>
          <table:table-cell table:style-name="ce677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[.T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Balene" calcext:value-type="string">
            <text:p>Balene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[.K40]" office:value-type="string" office:string-value="Piranha" calcext:value-type="string">
            <text:p>Piranha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644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[.T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Scorpioni" calcext:value-type="string">
            <text:p>Scorpioni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[.K30]" office:value-type="string" office:string-value="Gabbiani" calcext:value-type="string">
            <text:p>Gabbiani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3" calcext:value-type="float">
            <text:p>3</text:p>
          </table:table-cell>
          <table:table-cell table:style-name="ce431" table:formula="of:=VLOOKUP(ROW()-23&amp;RIGHT([.K$23];1);B_CLASSIFICA_GIRONE_E;7;0)" office:value-type="float" office:value="0" calcext:value-type="float">
            <text:p>0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6" calcext:value-type="float">
            <text:p>6</text:p>
          </table:table-cell>
          <table:table-cell table:style-name="ce431" table:formula="of:=VLOOKUP(ROW()-23&amp;RIGHT([.K$23];1);B_CLASSIFICA_GIRONE_E;10;0)" office:value-type="float" office:value="122" calcext:value-type="float">
            <text:p>122</text:p>
          </table:table-cell>
          <table:table-cell table:style-name="ce560" table:formula="of:=VLOOKUP(ROW()-23&amp;RIGHT([.K$23];1);B_CLASSIFICA_GIRONE_E;11;0)" office:value-type="float" office:value="42" calcext:value-type="float">
            <text:p>42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V22]&amp;[.V23]=&quot;&quot;;&quot;Vincente &quot;&amp;[.T22];IF([.V22]&gt;[.V23];[.U22];[.U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0" calcext:value-type="float">
            <text:p>0</text:p>
          </table:table-cell>
          <table:table-cell table:style-name="ce459" table:formula="of:=VLOOKUP(ROW()-23&amp;RIGHT([.K$23];1);B_CLASSIFICA_GIRONE_E;8;0)" office:value-type="float" office:value="1" calcext:value-type="float">
            <text:p>1</text:p>
          </table:table-cell>
          <table:table-cell table:style-name="ce459" table:formula="of:=VLOOKUP(ROW()-23&amp;RIGHT([.K$23];1);B_CLASSIFICA_GIRONE_E;9;0)" office:value-type="float" office:value="4" calcext:value-type="float">
            <text:p>4</text:p>
          </table:table-cell>
          <table:table-cell table:style-name="ce459" table:formula="of:=VLOOKUP(ROW()-23&amp;RIGHT([.K$23];1);B_CLASSIFICA_GIRONE_E;10;0)" office:value-type="float" office:value="163" calcext:value-type="float">
            <text:p>163</text:p>
          </table:table-cell>
          <table:table-cell table:style-name="ce570" table:formula="of:=VLOOKUP(ROW()-23&amp;RIGHT([.K$23];1);B_CLASSIFICA_GIRONE_E;11;0)" office:value-type="float" office:value="155" calcext:value-type="float">
            <text:p>155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644"/>
          <table:table-cell table:style-name="ce677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1" calcext:value-type="float">
            <text:p>1</text:p>
          </table:table-cell>
          <table:table-cell table:style-name="ce495" table:formula="of:=VLOOKUP(ROW()-23&amp;RIGHT([.K$23];1);B_CLASSIFICA_GIRONE_E;7;0)" office:value-type="float" office:value="2" calcext:value-type="float">
            <text:p>2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4" calcext:value-type="float">
            <text:p>4</text:p>
          </table:table-cell>
          <table:table-cell table:style-name="ce528" table:formula="of:=VLOOKUP(ROW()-23&amp;RIGHT([.K$23];1);B_CLASSIFICA_GIRONE_E;10;0)" office:value-type="float" office:value="148" calcext:value-type="float">
            <text:p>148</text:p>
          </table:table-cell>
          <table:table-cell table:style-name="ce586" table:formula="of:=VLOOKUP(ROW()-23&amp;RIGHT([.K$23];1);B_CLASSIFICA_GIRONE_E;11;0)" office:value-type="float" office:value="179" calcext:value-type="float">
            <text:p>179</text:p>
          </table:table-cell>
          <table:table-cell/>
          <table:table-cell table:style-name="ce566" table:formula="of:=[.T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Istrici" calcext:value-type="string">
            <text:p>Istrici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1" calcext:value-type="float">
            <text:p>1</text:p>
          </table:table-cell>
          <table:table-cell table:style-name="ce538" table:formula="of:=VLOOKUP(ROW()-23&amp;RIGHT([.K$23];1);B_CLASSIFICA_GIRONE_E;8;0)" office:value-type="float" office:value="2" calcext:value-type="float">
            <text:p>2</text:p>
          </table:table-cell>
          <table:table-cell table:style-name="ce538" table:formula="of:=VLOOKUP(ROW()-23&amp;RIGHT([.K$23];1);B_CLASSIFICA_GIRONE_E;9;0)" office:value-type="float" office:value="1" calcext:value-type="float">
            <text:p>1</text:p>
          </table:table-cell>
          <table:table-cell table:style-name="ce538" table:formula="of:=VLOOKUP(ROW()-23&amp;RIGHT([.K$23];1);B_CLASSIFICA_GIRONE_E;10;0)" office:value-type="float" office:value="49" calcext:value-type="float">
            <text:p>49</text:p>
          </table:table-cell>
          <table:table-cell table:style-name="ce589" table:formula="of:=VLOOKUP(ROW()-23&amp;RIGHT([.K$23];1);B_CLASSIFICA_GIRONE_E;11;0)" office:value-type="float" office:value="106" calcext:value-type="float">
            <text:p>106</text:p>
          </table:table-cell>
          <table:table-cell/>
          <table:covered-table-cell table:style-name="ce567"/>
          <table:table-cell table:style-name="ce581" table:formula="of:=[.K25]" office:value-type="string" office:string-value="Bufali" calcext:value-type="string">
            <text:p>Bufali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A24]&amp;[.AA25]=&quot;&quot;;&quot;Vincente &quot;&amp;[.Y24];IF([.AA24]&gt;[.AA25];[.Z24];[.Z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3" calcext:value-type="float">
            <text:p>3</text:p>
          </table:table-cell>
          <table:table-cell table:style-name="ce436" table:formula="of:=VLOOKUP(ROW()-28&amp;RIGHT([.K$28];1);B_CLASSIFICA_GIRONE_F;7;0)" office:value-type="float" office:value="0" calcext:value-type="float">
            <text:p>0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6" calcext:value-type="float">
            <text:p>6</text:p>
          </table:table-cell>
          <table:table-cell table:style-name="ce436" table:formula="of:=VLOOKUP(ROW()-28&amp;RIGHT([.K$28];1);B_CLASSIFICA_GIRONE_F;10;0)" office:value-type="float" office:value="149" calcext:value-type="float">
            <text:p>149</text:p>
          </table:table-cell>
          <table:table-cell table:style-name="ce623" table:formula="of:=VLOOKUP(ROW()-28&amp;RIGHT([.K$28];1);B_CLASSIFICA_GIRONE_F;11;0)" office:value-type="float" office:value="88" calcext:value-type="float">
            <text:p>88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644"/>
          <table:table-cell table:style-name="ce677"/>
          <table:table-cell table:style-name="ce595"/>
          <table:table-cell table:style-name="ce455" table:number-columns-repeated="3"/>
          <table:table-cell table:style-name="ce677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76" calcext:value-type="float">
            <text:p>176</text:p>
          </table:table-cell>
          <table:table-cell table:style-name="ce626" table:formula="of:=VLOOKUP(ROW()-28&amp;RIGHT([.K$28];1);B_CLASSIFICA_GIRONE_F;11;0)" office:value-type="float" office:value="134" calcext:value-type="float">
            <text:p>134</text:p>
          </table:table-cell>
          <table:table-cell/>
          <table:table-cell table:style-name="ce566" table:formula="of:=[.T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Coccodrilli" calcext:value-type="string">
            <text:p>Coccodrilli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67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1" calcext:value-type="float">
            <text:p>1</text:p>
          </table:table-cell>
          <table:table-cell table:style-name="ce473" table:formula="of:=VLOOKUP(ROW()-28&amp;RIGHT([.K$28];1);B_CLASSIFICA_GIRONE_F;7;0)" office:value-type="float" office:value="2" calcext:value-type="float">
            <text:p>2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4" calcext:value-type="float">
            <text:p>4</text:p>
          </table:table-cell>
          <table:table-cell table:style-name="ce473" table:formula="of:=VLOOKUP(ROW()-28&amp;RIGHT([.K$28];1);B_CLASSIFICA_GIRONE_F;10;0)" office:value-type="float" office:value="134" calcext:value-type="float">
            <text:p>134</text:p>
          </table:table-cell>
          <table:table-cell table:style-name="ce627" table:formula="of:=VLOOKUP(ROW()-28&amp;RIGHT([.K$28];1);B_CLASSIFICA_GIRONE_F;11;0)" office:value-type="float" office:value="204" calcext:value-type="float">
            <text:p>204</text:p>
          </table:table-cell>
          <table:table-cell/>
          <table:covered-table-cell table:style-name="ce567"/>
          <table:table-cell table:style-name="ce582" table:formula="of:=[.K10]" office:value-type="string" office:string-value="Puma" calcext:value-type="string">
            <text:p>Puma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67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4" calcext:value-type="float">
            <text:p>104</text:p>
          </table:table-cell>
          <table:table-cell table:style-name="ce628" table:formula="of:=VLOOKUP(ROW()-28&amp;RIGHT([.K$28];1);B_CLASSIFICA_GIRONE_F;11;0)" office:value-type="float" office:value="137" calcext:value-type="float">
            <text:p>137</text:p>
          </table:table-cell>
          <table:table-cell/>
          <table:table-cell table:style-name="ce564"/>
          <table:table-cell table:style-name="ce644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V30]&amp;[.V31]=&quot;&quot;;&quot;Vincente &quot;&amp;[.T30];IF([.V30]&gt;[.V31];[.U30];[.U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644"/>
          <table:table-cell table:style-name="ce677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137" calcext:value-type="float">
            <text:p>137</text:p>
          </table:table-cell>
          <table:table-cell table:style-name="ce623" table:formula="of:=VLOOKUP(ROW()-33&amp;RIGHT([.K$33];1);B_CLASSIFICA_GIRONE_G;11;0)" office:value-type="float" office:value="122" calcext:value-type="float">
            <text:p>122</text:p>
          </table:table-cell>
          <table:table-cell/>
          <table:table-cell table:style-name="ce566" table:formula="of:=[.T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Elefanti" calcext:value-type="string">
            <text:p>Elefanti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1" calcext:value-type="float">
            <text:p>1</text:p>
          </table:table-cell>
          <table:table-cell table:style-name="ce437" table:formula="of:=VLOOKUP(ROW()-33&amp;RIGHT([.K$33];1);B_CLASSIFICA_GIRONE_G;8;0)" office:value-type="float" office:value="0" calcext:value-type="float">
            <text:p>0</text:p>
          </table:table-cell>
          <table:table-cell table:style-name="ce437" table:formula="of:=VLOOKUP(ROW()-33&amp;RIGHT([.K$33];1);B_CLASSIFICA_GIRONE_G;9;0)" office:value-type="float" office:value="5" calcext:value-type="float">
            <text:p>5</text:p>
          </table:table-cell>
          <table:table-cell table:style-name="ce437" table:formula="of:=VLOOKUP(ROW()-33&amp;RIGHT([.K$33];1);B_CLASSIFICA_GIRONE_G;10;0)" office:value-type="float" office:value="183" calcext:value-type="float">
            <text:p>183</text:p>
          </table:table-cell>
          <table:table-cell table:style-name="ce626" table:formula="of:=VLOOKUP(ROW()-33&amp;RIGHT([.K$33];1);B_CLASSIFICA_GIRONE_G;11;0)" office:value-type="float" office:value="131" calcext:value-type="float">
            <text:p>131</text:p>
          </table:table-cell>
          <table:table-cell/>
          <table:covered-table-cell table:style-name="ce567"/>
          <table:table-cell table:style-name="ce584" table:formula="of:=[.K5]" office:value-type="string" office:string-value="Pantere" calcext:value-type="string">
            <text:p>Pantere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2" calcext:value-type="float">
            <text:p>2</text:p>
          </table:table-cell>
          <table:table-cell table:style-name="ce473" table:formula="of:=VLOOKUP(ROW()-33&amp;RIGHT([.K$33];1);B_CLASSIFICA_GIRONE_G;8;0)" office:value-type="float" office:value="0" calcext:value-type="float">
            <text:p>0</text:p>
          </table:table-cell>
          <table:table-cell table:style-name="ce473" table:formula="of:=VLOOKUP(ROW()-33&amp;RIGHT([.K$33];1);B_CLASSIFICA_GIRONE_G;9;0)" office:value-type="float" office:value="4" calcext:value-type="float">
            <text:p>4</text:p>
          </table:table-cell>
          <table:table-cell table:style-name="ce473" table:formula="of:=VLOOKUP(ROW()-33&amp;RIGHT([.K$33];1);B_CLASSIFICA_GIRONE_G;10;0)" office:value-type="float" office:value="143" calcext:value-type="float">
            <text:p>143</text:p>
          </table:table-cell>
          <table:table-cell table:style-name="ce627" table:formula="of:=VLOOKUP(ROW()-33&amp;RIGHT([.K$33];1);B_CLASSIFICA_GIRONE_G;11;0)" office:value-type="float" office:value="192" calcext:value-type="float">
            <text:p>192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3" calcext:value-type="float">
            <text:p>3</text:p>
          </table:table-cell>
          <table:table-cell table:style-name="ce475" table:formula="of:=VLOOKUP(ROW()-33&amp;RIGHT([.K$33];1);B_CLASSIFICA_GIRONE_G;8;0)" office:value-type="float" office:value="0" calcext:value-type="float">
            <text:p>0</text:p>
          </table:table-cell>
          <table:table-cell table:style-name="ce475" table:formula="of:=VLOOKUP(ROW()-33&amp;RIGHT([.K$33];1);B_CLASSIFICA_GIRONE_G;9;0)" office:value-type="float" office:value="3" calcext:value-type="float">
            <text:p>3</text:p>
          </table:table-cell>
          <table:table-cell table:style-name="ce475" table:formula="of:=VLOOKUP(ROW()-33&amp;RIGHT([.K$33];1);B_CLASSIFICA_GIRONE_G;10;0)" office:value-type="float" office:value="161" calcext:value-type="float">
            <text:p>161</text:p>
          </table:table-cell>
          <table:table-cell table:style-name="ce628" table:formula="of:=VLOOKUP(ROW()-33&amp;RIGHT([.K$33];1);B_CLASSIFICA_GIRONE_G;11;0)" office:value-type="float" office:value="179" calcext:value-type="float">
            <text:p>179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14" calcext:value-type="float">
            <text:p>214</text:p>
          </table:table-cell>
          <table:table-cell table:style-name="ce623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89" calcext:value-type="float">
            <text:p>189</text:p>
          </table:table-cell>
          <table:table-cell table:style-name="ce626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216" calcext:value-type="float">
            <text:p>216</text:p>
          </table:table-cell>
          <table:table-cell table:style-name="ce631" table:formula="of:=VLOOKUP(ROW()-38&amp;RIGHT([.K$38];1);B_CLASSIFICA_GIRONE_H;11;0)" office:value-type="float" office:value="223" calcext:value-type="float">
            <text:p>22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4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2" calcext:value-type="float">
            <text:p>2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4" calcext:value-type="float">
            <text:p>4</text:p>
          </table:table-cell>
          <table:table-cell table:style-name="ce481" table:formula="of:=VLOOKUP(ROW()-38&amp;RIGHT([.K$38];1);B_CLASSIFICA_GIRONE_H;10;0)" office:value-type="float" office:value="185" calcext:value-type="float">
            <text:p>185</text:p>
          </table:table-cell>
          <table:table-cell table:style-name="ce632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4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Q$6"/>
        <table:named-range table:name="B_CLASSIFICA_GIRONE_B" table:base-cell-address="$B_ELABORAZIONE.$Y$7" table:cell-range-address="$B_ELABORAZIONE.$Y$7:.$AQ$10"/>
        <table:named-range table:name="B_CLASSIFICA_GIRONE_C" table:base-cell-address="$B_ELABORAZIONE.$Y$11" table:cell-range-address="$B_ELABORAZIONE.$Y$11:.$AQ$14"/>
        <table:named-range table:name="B_CLASSIFICA_GIRONE_D" table:base-cell-address="$B_ELABORAZIONE.$Y$15" table:cell-range-address="$B_ELABORAZIONE.$Y$15:.$AQ$18"/>
        <table:named-range table:name="B_CLASSIFICA_GIRONE_E" table:base-cell-address="$B_ELABORAZIONE.$Y$19" table:cell-range-address="$B_ELABORAZIONE.$Y$19:.$AQ$22"/>
        <table:named-range table:name="B_CLASSIFICA_GIRONE_F" table:base-cell-address="$B_ELABORAZIONE.$Y$23" table:cell-range-address="$B_ELABORAZIONE.$Y$23:.$AQ$26"/>
        <table:named-range table:name="B_CLASSIFICA_GIRONE_G" table:base-cell-address="$B_ELABORAZIONE.$Y$27" table:cell-range-address="$B_ELABORAZIONE.$Y$27:.$AQ$30"/>
        <table:named-range table:name="B_CLASSIFICA_GIRONE_H" table:base-cell-address="$B_ELABORAZIONE.$Y$31" table:cell-range-address="$B_ELABORAZIONE.$Y$31:.$AQ$34"/>
        <table:named-range table:name="B_COEFF_GIRONE_A" table:base-cell-address="$B_ELABORAZIONE.$AQ$3" table:cell-range-address="$B_ELABORAZIONE.$AQ$3:.$AQ$6"/>
        <table:named-range table:name="B_COEFF_GIRONE_B" table:base-cell-address="$B_ELABORAZIONE.$AQ$7" table:cell-range-address="$B_ELABORAZIONE.$AQ$7:.$AQ$10"/>
        <table:named-range table:name="B_COEFF_GIRONE_C" table:base-cell-address="$B_ELABORAZIONE.$AQ$11" table:cell-range-address="$B_ELABORAZIONE.$AQ$11:.$AQ$14"/>
        <table:named-range table:name="B_COEFF_GIRONE_D" table:base-cell-address="$B_ELABORAZIONE.$AQ$15" table:cell-range-address="$B_ELABORAZIONE.$AQ$15:.$AQ$18"/>
        <table:named-range table:name="B_COEFF_GIRONE_E" table:base-cell-address="$B_ELABORAZIONE.$AQ$19" table:cell-range-address="$B_ELABORAZIONE.$AQ$19:.$AQ$22"/>
        <table:named-range table:name="B_COEFF_GIRONE_F" table:base-cell-address="$B_ELABORAZIONE.$AQ$23" table:cell-range-address="$B_ELABORAZIONE.$AQ$23:.$AQ$26"/>
        <table:named-range table:name="B_COEFF_GIRONE_G" table:base-cell-address="$B_ELABORAZIONE.$AQ$27" table:cell-range-address="$B_ELABORAZIONE.$AQ$27:.$AQ$30"/>
        <table:named-range table:name="B_COEFF_GIRONE_H" table:base-cell-address="$B_ELABORAZIONE.$AQ$31" table:cell-range-address="$B_ELABORAZIONE.$AQ$31:.$AQ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1:56:59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5T12:00:48.880000000</dc:date>
    <meta:editing-duration>PT7H5M13S</meta:editing-duration>
    <meta:editing-cycles>101</meta:editing-cycles>
    <meta:document-statistic meta:table-count="3" meta:cell-count="3668" meta:object-count="0"/>
  </office:meta>
</office:document-meta>
</file>